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mm"/>
    </style:style>
    <style:style style:name="co2" style:family="table-column">
      <style:table-column-properties fo:break-before="auto" style:column-width="23.12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page" style:column-width="39.79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PageStyle_5f_世界各國初級能源消費表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一般_20_2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一般_20_2" style:data-style-name="N14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千分位_20_2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千分位_20_2" style:data-style-name="N14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千分位_20_2" style:data-style-name="N14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20_2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20_2" style:data-style-name="N14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2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20_2" style:data-style-name="N144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20_2" style:data-style-name="N14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20_2" style:data-style-name="N144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細明體" style:font-name-asian="細明體"/>
    </style:style>
    <style:style style:name="T4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33% 58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size-asian="12pt" style:font-size-complex="12pt" style:font-weight-asian="normal" style:font-weight-complex="normal" style:font-style-asian="normal" style:font-style-complex="normal" style:text-position="0% 100%"/>
    </style:style>
    <style:style style:name="T12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世界各國初級能源消費表" table:style-name="ta1" table:print-ranges="世界各國初級能源消費表.A1:世界各國初級能源消費表.P50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008" table:default-cell-style-name="ce3"/>
        <table:table-row table:style-name="ro1">
          <table:table-cell table:style-name="ce1" office:value-type="string" calcext:value-type="string" table:number-columns-spanned="8" table:number-rows-spanned="1">
            <text:p>1.<text:span text:style-name="T1">世界各國初級能源消費表</text:span><text:span text:style-name="T2">(</text:span><text:span text:style-name="T3">民國</text:span><text:span text:style-name="T2">108</text:span><text:span text:style-name="T3">年</text:span><text:span text:style-name="T2">)</text:span></text:p>
          </table:table-cell>
          <table:covered-table-cell table:number-columns-repeated="6" table:style-name="ce2"/>
          <table:covered-table-cell table:style-name="ce21"/>
          <table:table-cell table:style-name="ce1" office:value-type="string" calcext:value-type="string" table:number-columns-spanned="8" table:number-rows-spanned="1">
            <text:p>1.<text:span text:style-name="T1">世界各國初級能源消費表</text:span><text:span text:style-name="T2">(</text:span><text:span text:style-name="T3">民國</text:span><text:span text:style-name="T2">108</text:span><text:span text:style-name="T3">年</text:span><text:span text:style-name="T2">)(</text:span><text:span text:style-name="T3">續</text:span><text:span text:style-name="T2">)</text:span></text:p>
          </table:table-cell>
          <table:covered-table-cell table:number-columns-repeated="6" table:style-name="ce2"/>
          <table:covered-table-cell table:style-name="ce2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8" table:number-rows-spanned="1">
            <text:p>World Primary Energy Consumption(2019)</text:p>
          </table:table-cell>
          <table:covered-table-cell table:number-columns-repeated="6" table:style-name="ce2"/>
          <table:covered-table-cell table:style-name="ce21"/>
          <table:table-cell table:style-name="ce1" office:value-type="string" calcext:value-type="string" table:number-columns-spanned="8" table:number-rows-spanned="1">
            <text:p>World Primary Energy Consumption(2019)(Cont.)</text:p>
          </table:table-cell>
          <table:covered-table-cell table:number-columns-repeated="6" table:style-name="ce2"/>
          <table:covered-table-cell table:style-name="ce21"/>
          <table:table-cell table:number-columns-repeated="100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table:number-columns-repeated="5"/>
          <table:table-cell table:style-name="ce19" office:value-type="string" calcext:value-type="string">
            <text:p>              單位：10<text:span text:style-name="T10">18</text:span><text:span text:style-name="T11">焦耳</text:span></text:p>
          </table:table-cell>
          <table:table-cell table:style-name="ce22"/>
          <table:table-cell table:number-columns-repeated="6"/>
          <table:table-cell table:style-name="ce19" office:value-type="string" calcext:value-type="string">
            <text:p>              單位：10<text:span text:style-name="T10">18</text:span><text:span text:style-name="T11">焦耳</text:span></text:p>
          </table:table-cell>
          <table:table-cell table:style-name="ce22"/>
          <table:table-cell table:number-columns-repeated="1008"/>
        </table:table-row>
        <table:table-row table:style-name="ro3">
          <table:table-cell/>
          <table:table-cell table:style-name="ce11"/>
          <table:table-cell table:number-columns-repeated="4"/>
          <table:table-cell table:style-name="ce19" office:value-type="string" calcext:value-type="string">
            <text:p><text:span text:style-name="T12">              </text:span><text:span text:style-name="T9">Unit：</text:span><text:span text:style-name="T8">Exajoules(EJ)</text:span></text:p>
          </table:table-cell>
          <table:table-cell table:style-name="ce23"/>
          <table:table-cell table:number-columns-repeated="6"/>
          <table:table-cell table:style-name="ce23" office:value-type="string" calcext:value-type="string" table:number-columns-spanned="2" table:number-rows-spanned="1">
            <text:p>              Unit<text:span text:style-name="T4">：</text:span><text:span text:style-name="T8">Exajoules(EJ)</text:span></text:p>
          </table:table-cell>
          <table:covered-table-cell table:style-name="ce23"/>
          <table:table-cell table:number-columns-repeated="1008"/>
        </table:table-row>
        <table:table-row table:style-name="ro4">
          <table:table-cell table:style-name="ce4" office:value-type="string" calcext:value-type="string">
            <text:p><text:span text:style-name="T4">地區與國別</text:span></text:p>
          </table:table-cell>
          <table:table-cell table:style-name="ce12" office:value-type="string" calcext:value-type="string">
            <text:p><text:span text:style-name="T4">石</text:span><text:span text:style-name="T8">  </text:span><text:span text:style-name="T9">油</text:span></text:p>
          </table:table-cell>
          <table:table-cell table:style-name="ce17" office:value-type="string" calcext:value-type="string">
            <text:p><text:span text:style-name="T4">天然氣</text:span></text:p>
          </table:table-cell>
          <table:table-cell table:style-name="ce12" office:value-type="string" calcext:value-type="string">
            <text:p><text:span text:style-name="T4">煤</text:span><text:span text:style-name="T8">  </text:span><text:span text:style-name="T9">炭</text:span></text:p>
          </table:table-cell>
          <table:table-cell table:style-name="ce12" office:value-type="string" calcext:value-type="string">
            <text:p><text:span text:style-name="T4">核</text:span><text:span text:style-name="T8">  </text:span><text:span text:style-name="T9">能</text:span></text:p>
          </table:table-cell>
          <table:table-cell table:style-name="ce12" office:value-type="string" calcext:value-type="string">
            <text:p><text:span text:style-name="T4">水</text:span><text:span text:style-name="T8">  </text:span><text:span text:style-name="T9">力</text:span></text:p>
          </table:table-cell>
          <table:table-cell table:style-name="ce12" office:value-type="string" calcext:value-type="string">
            <text:p><text:span text:style-name="T4">再生能源</text:span></text:p>
          </table:table-cell>
          <table:table-cell table:style-name="ce24" office:value-type="string" calcext:value-type="string">
            <text:p><text:span text:style-name="T4">合</text:span><text:span text:style-name="T8">    </text:span><text:span text:style-name="T9">計</text:span></text:p>
          </table:table-cell>
          <table:table-cell table:style-name="ce4" office:value-type="string" calcext:value-type="string">
            <text:p><text:span text:style-name="T4">地區與國別</text:span></text:p>
          </table:table-cell>
          <table:table-cell table:style-name="ce12" office:value-type="string" calcext:value-type="string">
            <text:p><text:span text:style-name="T4">石</text:span><text:span text:style-name="T8">  </text:span><text:span text:style-name="T9">油</text:span></text:p>
          </table:table-cell>
          <table:table-cell table:style-name="ce12" office:value-type="string" calcext:value-type="string">
            <text:p><text:span text:style-name="T4">天然氣</text:span></text:p>
          </table:table-cell>
          <table:table-cell table:style-name="ce12" office:value-type="string" calcext:value-type="string">
            <text:p><text:span text:style-name="T4">煤</text:span><text:span text:style-name="T8">  </text:span><text:span text:style-name="T9">炭</text:span></text:p>
          </table:table-cell>
          <table:table-cell table:style-name="ce12" office:value-type="string" calcext:value-type="string">
            <text:p><text:span text:style-name="T4">核</text:span><text:span text:style-name="T8">  </text:span><text:span text:style-name="T9">能</text:span></text:p>
          </table:table-cell>
          <table:table-cell table:style-name="ce12" office:value-type="string" calcext:value-type="string">
            <text:p><text:span text:style-name="T4">水</text:span><text:span text:style-name="T8">  </text:span><text:span text:style-name="T9">力</text:span></text:p>
          </table:table-cell>
          <table:table-cell table:style-name="ce12" office:value-type="string" calcext:value-type="string">
            <text:p><text:span text:style-name="T4">再生能源</text:span></text:p>
          </table:table-cell>
          <table:table-cell table:style-name="ce24" office:value-type="string" calcext:value-type="string">
            <text:p><text:span text:style-name="T4">合</text:span><text:span text:style-name="T8">    </text:span><text:span text:style-name="T9">計</text:span>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>
            <text:p><text:span text:style-name="T5">北美洲</text:span></text:p>
          </table:table-cell>
          <table:table-cell table:style-name="ce13" office:value-type="float" office:value="44.7794921874448" calcext:value-type="float">
            <text:p>44.78 </text:p>
          </table:table-cell>
          <table:table-cell table:style-name="ce13" office:value-type="float" office:value="38.074497936725" calcext:value-type="float">
            <text:p>38.07 </text:p>
          </table:table-cell>
          <table:table-cell table:style-name="ce13" office:value-type="float" office:value="12.4067918951718" calcext:value-type="float">
            <text:p>12.41 </text:p>
          </table:table-cell>
          <table:table-cell table:style-name="ce13" office:value-type="float" office:value="8.59120480956437" calcext:value-type="float">
            <text:p>8.59 </text:p>
          </table:table-cell>
          <table:table-cell table:style-name="ce13" office:value-type="float" office:value="6.03437146204922" calcext:value-type="float">
            <text:p>6.03 </text:p>
          </table:table-cell>
          <table:table-cell table:style-name="ce13" office:value-type="float" office:value="6.69724577164052" calcext:value-type="float">
            <text:p>6.70 </text:p>
          </table:table-cell>
          <table:table-cell table:style-name="ce25" office:value-type="float" office:value="116.583604062596" calcext:value-type="float">
            <text:p>116.58 </text:p>
          </table:table-cell>
          <table:table-cell table:style-name="ce29" office:value-type="string" calcext:value-type="string">
            <text:p><text:span text:style-name="T5">中東</text:span></text:p>
          </table:table-cell>
          <table:table-cell table:style-name="ce15" office:value-type="float" office:value="17.803916342193" calcext:value-type="float">
            <text:p>17.80 </text:p>
          </table:table-cell>
          <table:table-cell table:style-name="ce13" office:value-type="float" office:value="20.1007056997297" calcext:value-type="float">
            <text:p>20.10 </text:p>
          </table:table-cell>
          <table:table-cell table:style-name="ce15" office:value-type="float" office:value="0.399434015691495" calcext:value-type="float">
            <text:p>0.40 </text:p>
          </table:table-cell>
          <table:table-cell table:style-name="ce13" office:value-type="float" office:value="0.0571468222957983" calcext:value-type="float">
            <text:p>0.06 </text:p>
          </table:table-cell>
          <table:table-cell table:style-name="ce13" office:value-type="float" office:value="0.296820895863533" calcext:value-type="float">
            <text:p>0.30 </text:p>
          </table:table-cell>
          <table:table-cell table:style-name="ce13" office:value-type="float" office:value="0.119107424082361" calcext:value-type="float">
            <text:p>0.12 </text:p>
          </table:table-cell>
          <table:table-cell table:style-name="ce25" office:value-type="float" office:value="38.777131199856" calcext:value-type="float">
            <text:p>38.78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加拿大</text:span></text:p>
          </table:table-cell>
          <table:table-cell table:style-name="ce14" office:value-type="float" office:value="4.49992066160322" calcext:value-type="float">
            <text:p>4.50 </text:p>
          </table:table-cell>
          <table:table-cell table:style-name="ce14" office:value-type="float" office:value="4.33124884385551" calcext:value-type="float">
            <text:p>4.33 </text:p>
          </table:table-cell>
          <table:table-cell table:style-name="ce14" office:value-type="float" office:value="0.558632506727304" calcext:value-type="float">
            <text:p>0.56 </text:p>
          </table:table-cell>
          <table:table-cell table:style-name="ce14" office:value-type="float" office:value="0.895769124700044" calcext:value-type="float">
            <text:p>0.90 </text:p>
          </table:table-cell>
          <table:table-cell table:style-name="ce14" office:value-type="float" office:value="3.405087403904" calcext:value-type="float">
            <text:p>3.41 </text:p>
          </table:table-cell>
          <table:table-cell table:style-name="ce14" office:value-type="float" office:value="0.523399026366713" calcext:value-type="float">
            <text:p>0.52 </text:p>
          </table:table-cell>
          <table:table-cell table:style-name="ce26" office:value-type="float" office:value="14.2140575671568" calcext:value-type="float">
            <text:p>14.21 </text:p>
          </table:table-cell>
          <table:table-cell table:style-name="ce30" office:value-type="string" calcext:value-type="string">
            <text:p>    <text:span text:style-name="T6">伊朗</text:span></text:p>
          </table:table-cell>
          <table:table-cell table:style-name="ce14" office:value-type="float" office:value="3.92164865852967" calcext:value-type="float">
            <text:p>3.92 </text:p>
          </table:table-cell>
          <table:table-cell table:style-name="ce14" office:value-type="float" office:value="8.05025999202985" calcext:value-type="float">
            <text:p>8.05 </text:p>
          </table:table-cell>
          <table:table-cell table:style-name="ce14" office:value-type="float" office:value="0.051729067547136" calcext:value-type="float">
            <text:p>0.05 </text:p>
          </table:table-cell>
          <table:table-cell table:style-name="ce14" office:value-type="float" office:value="0.0571468222957983" calcext:value-type="float">
            <text:p>0.06 </text:p>
          </table:table-cell>
          <table:table-cell table:style-name="ce14" office:value-type="float" office:value="0.258188166264442" calcext:value-type="float">
            <text:p>0.26 </text:p>
          </table:table-cell>
          <table:table-cell table:style-name="ce37" office:value-type="float" office:value="0.00492534540061587" calcext:value-type="float">
            <text:p>^</text:p>
          </table:table-cell>
          <table:table-cell table:style-name="ce26" office:value-type="float" office:value="12.3438980520675" calcext:value-type="float">
            <text:p>12.3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墨西哥</text:span></text:p>
          </table:table-cell>
          <table:table-cell table:style-name="ce14" office:value-type="float" office:value="3.29153248556699" calcext:value-type="float">
            <text:p>3.29 </text:p>
          </table:table-cell>
          <table:table-cell table:style-name="ce14" office:value-type="float" office:value="3.26402722520543" calcext:value-type="float">
            <text:p>3.26 </text:p>
          </table:table-cell>
          <table:table-cell table:style-name="ce14" office:value-type="float" office:value="0.507516220438844" calcext:value-type="float">
            <text:p>0.51 </text:p>
          </table:table-cell>
          <table:table-cell table:style-name="ce14" office:value-type="float" office:value="0.10029756583632" calcext:value-type="float">
            <text:p>0.10 </text:p>
          </table:table-cell>
          <table:table-cell table:style-name="ce14" office:value-type="float" office:value="0.212076962725632" calcext:value-type="float">
            <text:p>0.21 </text:p>
          </table:table-cell>
          <table:table-cell table:style-name="ce14" office:value-type="float" office:value="0.345291995685789" calcext:value-type="float">
            <text:p>0.35 </text:p>
          </table:table-cell>
          <table:table-cell table:style-name="ce26" office:value-type="float" office:value="7.720742455459" calcext:value-type="float">
            <text:p>7.72 </text:p>
          </table:table-cell>
          <table:table-cell table:style-name="ce30" office:value-type="string" calcext:value-type="string">
            <text:p>    <text:span text:style-name="T6">伊拉克</text:span></text:p>
          </table:table-cell>
          <table:table-cell table:style-name="ce14" office:value-type="float" office:value="1.48673347942386" calcext:value-type="float">
            <text:p>1.49 </text:p>
          </table:table-cell>
          <table:table-cell table:style-name="ce14" office:value-type="float" office:value="0.717237338334362" calcext:value-type="float">
            <text:p>0.72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14" office:value-type="float" office:value="0.0220879511020074" calcext:value-type="float">
            <text:p>0.02 </text:p>
          </table:table-cell>
          <table:table-cell table:style-name="ce37" office:value-type="float" office:value="0.000510838508807866" calcext:value-type="float">
            <text:p>^</text:p>
          </table:table-cell>
          <table:table-cell table:style-name="ce26" office:value-type="float" office:value="2.22656960736904" calcext:value-type="float">
            <text:p>2.23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美國</text:span></text:p>
          </table:table-cell>
          <table:table-cell table:style-name="ce14" office:value-type="float" office:value="36.9880390402745" calcext:value-type="float">
            <text:p>36.99 </text:p>
          </table:table-cell>
          <table:table-cell table:style-name="ce14" office:value-type="float" office:value="30.479221867664" calcext:value-type="float">
            <text:p>30.48 </text:p>
          </table:table-cell>
          <table:table-cell table:style-name="ce14" office:value-type="float" office:value="11.3406431680056" calcext:value-type="float">
            <text:p>11.34 </text:p>
          </table:table-cell>
          <table:table-cell table:style-name="ce14" office:value-type="float" office:value="7.59513811902801" calcext:value-type="float">
            <text:p>7.60 </text:p>
          </table:table-cell>
          <table:table-cell table:style-name="ce14" office:value-type="float" office:value="2.41720709541958" calcext:value-type="float">
            <text:p>2.42 </text:p>
          </table:table-cell>
          <table:table-cell table:style-name="ce14" office:value-type="float" office:value="5.82855474958802" calcext:value-type="float">
            <text:p>5.83 </text:p>
          </table:table-cell>
          <table:table-cell table:style-name="ce26" office:value-type="float" office:value="94.6488040399798" calcext:value-type="float">
            <text:p>94.65 </text:p>
          </table:table-cell>
          <table:table-cell table:style-name="ce30" office:value-type="string" calcext:value-type="string">
            <text:p><text:s text:c="4"/>以色列</text:p>
          </table:table-cell>
          <table:table-cell table:style-name="ce14" office:value-type="float" office:value="0.502684072795478" calcext:value-type="float">
            <text:p>0.50 </text:p>
          </table:table-cell>
          <table:table-cell table:style-name="ce14" office:value-type="float" office:value="0.3877875" calcext:value-type="float">
            <text:p>0.39 </text:p>
          </table:table-cell>
          <table:table-cell table:style-name="ce14" office:value-type="float" office:value="0.209421347665169" calcext:value-type="float">
            <text:p>0.21 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0.000206153936911102" calcext:value-type="float">
            <text:p>^</text:p>
          </table:table-cell>
          <table:table-cell table:style-name="ce14" office:value-type="float" office:value="0.0259571612329466" calcext:value-type="float">
            <text:p>0.03 </text:p>
          </table:table-cell>
          <table:table-cell table:style-name="ce26" office:value-type="float" office:value="1.12605623563051" calcext:value-type="float">
            <text:p>1.13 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<text:span text:style-name="T5">中南美洲</text:span></text:p>
          </table:table-cell>
          <table:table-cell table:style-name="ce15" office:value-type="float" office:value="11.8553487302153" calcext:value-type="float">
            <text:p>11.86 </text:p>
          </table:table-cell>
          <table:table-cell table:style-name="ce15" office:value-type="float" office:value="5.95272110730709" calcext:value-type="float">
            <text:p>5.95 </text:p>
          </table:table-cell>
          <table:table-cell table:style-name="ce15" office:value-type="float" office:value="1.48334909472858" calcext:value-type="float">
            <text:p>1.48 </text:p>
          </table:table-cell>
          <table:table-cell table:style-name="ce15" office:value-type="float" office:value="0.219353723996221" calcext:value-type="float">
            <text:p>0.22 </text:p>
          </table:table-cell>
          <table:table-cell table:style-name="ce15" office:value-type="float" office:value="6.37113712448904" calcext:value-type="float">
            <text:p>6.37 </text:p>
          </table:table-cell>
          <table:table-cell table:style-name="ce15" office:value-type="float" office:value="2.72684125082176" calcext:value-type="float">
            <text:p>2.73 </text:p>
          </table:table-cell>
          <table:table-cell table:style-name="ce27" office:value-type="float" office:value="28.608751031558" calcext:value-type="float">
            <text:p>28.61 </text:p>
          </table:table-cell>
          <table:table-cell table:style-name="ce30" office:value-type="string" calcext:value-type="string">
            <text:p><text:s text:c="4"/>科威特</text:p>
          </table:table-cell>
          <table:table-cell table:style-name="ce14" office:value-type="float" office:value="0.782001175890704" calcext:value-type="float">
            <text:p>0.78 </text:p>
          </table:table-cell>
          <table:table-cell table:style-name="ce14" office:value-type="float" office:value="0.846583359468995" calcext:value-type="float">
            <text:p>0.85 </text:p>
          </table:table-cell>
          <table:table-cell table:style-name="ce14" office:value-type="float" office:value="0.0075949975512" calcext:value-type="float">
            <text:p>0.01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0.00142514538448124" calcext:value-type="float">
            <text:p>^</text:p>
          </table:table-cell>
          <table:table-cell table:style-name="ce26" office:value-type="float" office:value="1.63760467829538" calcext:value-type="float">
            <text:p>1.6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阿根廷</text:p>
          </table:table-cell>
          <table:table-cell table:style-name="ce14" office:value-type="float" office:value="1.18557998955182" calcext:value-type="float">
            <text:p>1.19 </text:p>
          </table:table-cell>
          <table:table-cell table:style-name="ce14" office:value-type="float" office:value="1.70966142212289" calcext:value-type="float">
            <text:p>1.71 </text:p>
          </table:table-cell>
          <table:table-cell table:style-name="ce14" office:value-type="float" office:value="0.0228517280442893" calcext:value-type="float">
            <text:p>0.02 </text:p>
          </table:table-cell>
          <table:table-cell table:style-name="ce14" office:value-type="float" office:value="0.0752542812290045" calcext:value-type="float">
            <text:p>0.08 </text:p>
          </table:table-cell>
          <table:table-cell table:style-name="ce14" office:value-type="float" office:value="0.330427401411938" calcext:value-type="float">
            <text:p>0.33 </text:p>
          </table:table-cell>
          <table:table-cell table:style-name="ce14" office:value-type="float" office:value="0.138994549298748" calcext:value-type="float">
            <text:p>0.14 </text:p>
          </table:table-cell>
          <table:table-cell table:style-name="ce26" office:value-type="float" office:value="3.4627693716587" calcext:value-type="float">
            <text:p>3.46 </text:p>
          </table:table-cell>
          <table:table-cell table:style-name="ce30" office:value-type="string" calcext:value-type="string">
            <text:p>    <text:span text:style-name="T6">阿曼</text:span></text:p>
          </table:table-cell>
          <table:table-cell table:style-name="ce14" office:value-type="float" office:value="0.606716935210669" calcext:value-type="float">
            <text:p>0.61 </text:p>
          </table:table-cell>
          <table:table-cell table:style-name="ce14" office:value-type="float" office:value="0.900342816767767" calcext:value-type="float">
            <text:p>0.90 </text:p>
          </table:table-cell>
          <table:table-cell table:style-name="ce14" office:value-type="float" office:value="0.00688232193697024" calcext:value-type="float">
            <text:p>0.01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0.0000334755832766861" calcext:value-type="float">
            <text:p>^</text:p>
          </table:table-cell>
          <table:table-cell table:style-name="ce26" office:value-type="float" office:value="1.51397554949868" calcext:value-type="float">
            <text:p>1.51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巴西</text:p>
          </table:table-cell>
          <table:table-cell table:style-name="ce14" office:value-type="float" office:value="4.73052401958335" calcext:value-type="float">
            <text:p>4.73 </text:p>
          </table:table-cell>
          <table:table-cell table:style-name="ce14" office:value-type="float" office:value="1.28914192121671" calcext:value-type="float">
            <text:p>1.29 </text:p>
          </table:table-cell>
          <table:table-cell table:style-name="ce14" office:value-type="float" office:value="0.656076918466597" calcext:value-type="float">
            <text:p>0.66 </text:p>
          </table:table-cell>
          <table:table-cell table:style-name="ce14" office:value-type="float" office:value="0.144099442767217" calcext:value-type="float">
            <text:p>0.14 </text:p>
          </table:table-cell>
          <table:table-cell table:style-name="ce14" office:value-type="float" office:value="3.55948596369938" calcext:value-type="float">
            <text:p>3.56 </text:p>
          </table:table-cell>
          <table:table-cell table:style-name="ce14" office:value-type="float" office:value="2.02410607760061" calcext:value-type="float">
            <text:p>2.02 </text:p>
          </table:table-cell>
          <table:table-cell table:style-name="ce26" office:value-type="float" office:value="12.4034343433339" calcext:value-type="float">
            <text:p>12.40 </text:p>
          </table:table-cell>
          <table:table-cell table:style-name="ce30" office:value-type="string" calcext:value-type="string">
            <text:p><text:s text:c="4"/>卡達</text:p>
          </table:table-cell>
          <table:table-cell table:style-name="ce14" office:value-type="float" office:value="0.54318753694" calcext:value-type="float">
            <text:p>0.54 </text:p>
          </table:table-cell>
          <table:table-cell table:style-name="ce14" office:value-type="float" office:value="1.47862491193149" calcext:value-type="float">
            <text:p>1.48 </text:p>
          </table:table-cell>
          <table:table-cell table:number-columns-repeated="3" table:style-name="ce37" office:value-type="float" office:value="0" calcext:value-type="float">
            <text:p>-</text:p>
          </table:table-cell>
          <table:table-cell table:style-name="ce37" office:value-type="float" office:value="0.00109832285129045" calcext:value-type="float">
            <text:p>^</text:p>
          </table:table-cell>
          <table:table-cell table:style-name="ce26" office:value-type="float" office:value="2.02291077172278" calcext:value-type="float">
            <text:p>2.02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智利</text:p>
          </table:table-cell>
          <table:table-cell table:style-name="ce14" office:value-type="float" office:value="0.759591944830147" calcext:value-type="float">
            <text:p>0.76 </text:p>
          </table:table-cell>
          <table:table-cell table:style-name="ce14" office:value-type="float" office:value="0.233328331494512" calcext:value-type="float">
            <text:p>0.23 </text:p>
          </table:table-cell>
          <table:table-cell table:style-name="ce14" office:value-type="float" office:value="0.284528776670237" calcext:value-type="float">
            <text:p>0.28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185889351182751" calcext:value-type="float">
            <text:p>0.19 </text:p>
          </table:table-cell>
          <table:table-cell table:style-name="ce14" office:value-type="float" office:value="0.192484831691765" calcext:value-type="float">
            <text:p>0.19 </text:p>
          </table:table-cell>
          <table:table-cell table:style-name="ce26" office:value-type="float" office:value="1.65582323586941" calcext:value-type="float">
            <text:p>1.66 </text:p>
          </table:table-cell>
          <table:table-cell table:style-name="ce30" office:value-type="string" calcext:value-type="string">
            <text:p><text:s text:c="4"/>沙烏地阿拉伯</text:p>
          </table:table-cell>
          <table:table-cell table:style-name="ce14" office:value-type="float" office:value="6.92418065583695" calcext:value-type="float">
            <text:p>6.92 </text:p>
          </table:table-cell>
          <table:table-cell table:style-name="ce14" office:value-type="float" office:value="4.09119430894309" calcext:value-type="float">
            <text:p>4.09 </text:p>
          </table:table-cell>
          <table:table-cell table:style-name="ce37" office:value-type="float" office:value="0.00428177421361765" calcext:value-type="float">
            <text:p>^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14" office:value-type="float" office:value="0.0158768875111832" calcext:value-type="float">
            <text:p>0.02 </text:p>
          </table:table-cell>
          <table:table-cell table:style-name="ce26" office:value-type="float" office:value="11.0355336265048" calcext:value-type="float">
            <text:p>11.0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哥倫比亞</text:p>
          </table:table-cell>
          <table:table-cell table:style-name="ce14" office:value-type="float" office:value="0.701667447069388" calcext:value-type="float">
            <text:p>0.70 </text:p>
          </table:table-cell>
          <table:table-cell table:style-name="ce14" office:value-type="float" office:value="0.484071971622184" calcext:value-type="float">
            <text:p>0.48 </text:p>
          </table:table-cell>
          <table:table-cell table:style-name="ce14" office:value-type="float" office:value="0.257706280952272" calcext:value-type="float">
            <text:p>0.26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459468817729217" calcext:value-type="float">
            <text:p>0.46 </text:p>
          </table:table-cell>
          <table:table-cell table:style-name="ce14" office:value-type="float" office:value="0.0213236122110638" calcext:value-type="float">
            <text:p>0.02 </text:p>
          </table:table-cell>
          <table:table-cell table:style-name="ce26" office:value-type="float" office:value="1.92423812958413" calcext:value-type="float">
            <text:p>1.92 </text:p>
          </table:table-cell>
          <table:table-cell table:style-name="ce31" office:value-type="string" calcext:value-type="string">
            <text:p>    <text:span text:style-name="T4">阿拉伯聯合大公國</text:span></text:p>
          </table:table-cell>
          <table:table-cell table:style-name="ce14" office:value-type="float" office:value="1.95433467525916" calcext:value-type="float">
            <text:p>1.95 </text:p>
          </table:table-cell>
          <table:table-cell table:style-name="ce14" office:value-type="float" office:value="2.73566097086731" calcext:value-type="float">
            <text:p>2.74 </text:p>
          </table:table-cell>
          <table:table-cell table:style-name="ce14" office:value-type="float" office:value="0.103005710153872" calcext:value-type="float">
            <text:p>0.10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14" office:value-type="float" office:value="0.0372297256807687" calcext:value-type="float">
            <text:p>0.04 </text:p>
          </table:table-cell>
          <table:table-cell table:style-name="ce26" office:value-type="float" office:value="4.83023108196111" calcext:value-type="float">
            <text:p>4.83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厄瓜多</text:p>
          </table:table-cell>
          <table:table-cell table:style-name="ce14" office:value-type="float" office:value="0.494373170891223" calcext:value-type="float">
            <text:p>0.49 </text:p>
          </table:table-cell>
          <table:table-cell table:style-name="ce14" office:value-type="float" office:value="0.0227538329014325" calcext:value-type="float">
            <text:p>0.02 </text:p>
          </table:table-cell>
          <table:table-cell table:number-columns-repeated="2" table:style-name="ce18" office:value-type="float" office:value="0" calcext:value-type="float">
            <text:p>-</text:p>
          </table:table-cell>
          <table:table-cell table:style-name="ce14" office:value-type="float" office:value="0.219866601689004" calcext:value-type="float">
            <text:p>0.22 </text:p>
          </table:table-cell>
          <table:table-cell table:style-name="ce14" office:value-type="float" office:value="0.0072894384005197" calcext:value-type="float">
            <text:p>0.01 </text:p>
          </table:table-cell>
          <table:table-cell table:style-name="ce26" office:value-type="float" office:value="0.744283043882179" calcext:value-type="float">
            <text:p>0.74 </text:p>
          </table:table-cell>
          <table:table-cell office:value-type="string" calcext:value-type="string">
            <text:p><text:s text:c="4"/>其他中東</text:p>
          </table:table-cell>
          <table:table-cell table:style-name="ce14" office:value-type="float" office:value="1.08242915230656" calcext:value-type="float">
            <text:p>1.08 </text:p>
          </table:table-cell>
          <table:table-cell table:style-name="ce14" office:value-type="float" office:value="0.893014501386859" calcext:value-type="float">
            <text:p>0.89 </text:p>
          </table:table-cell>
          <table:table-cell table:style-name="ce14" office:value-type="float" office:value="0.0165187966235305" calcext:value-type="float">
            <text:p>0.02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163386245601728" calcext:value-type="float">
            <text:p>0.02 </text:p>
          </table:table-cell>
          <table:table-cell table:style-name="ce14" office:value-type="float" office:value="0.0320505219289902" calcext:value-type="float">
            <text:p>0.03 </text:p>
          </table:table-cell>
          <table:table-cell table:style-name="ce26" office:value-type="float" office:value="2.04035159680611" calcext:value-type="float">
            <text:p>2.0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秘魯</text:p>
          </table:table-cell>
          <table:table-cell table:style-name="ce14" office:value-type="float" office:value="0.506484708219568" calcext:value-type="float">
            <text:p>0.51 </text:p>
          </table:table-cell>
          <table:table-cell table:style-name="ce14" office:value-type="float" office:value="0.298797675129086" calcext:value-type="float">
            <text:p>0.30 </text:p>
          </table:table-cell>
          <table:table-cell table:style-name="ce14" office:value-type="float" office:value="0.02177312415305" calcext:value-type="float">
            <text:p>0.02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281570114126032" calcext:value-type="float">
            <text:p>0.28 </text:p>
          </table:table-cell>
          <table:table-cell table:style-name="ce14" office:value-type="float" office:value="0.0528620579156578" calcext:value-type="float">
            <text:p>0.05 </text:p>
          </table:table-cell>
          <table:table-cell table:style-name="ce26" office:value-type="float" office:value="1.16148767954339" calcext:value-type="float">
            <text:p>1.16 </text:p>
          </table:table-cell>
          <table:table-cell table:style-name="ce32" office:value-type="string" calcext:value-type="string">
            <text:p>非洲</text:p>
          </table:table-cell>
          <table:table-cell table:style-name="ce15" office:value-type="float" office:value="8.27863984509892" calcext:value-type="float">
            <text:p>8.28 </text:p>
          </table:table-cell>
          <table:table-cell table:style-name="ce15" office:value-type="float" office:value="5.40460052580625" calcext:value-type="float">
            <text:p>5.40 </text:p>
          </table:table-cell>
          <table:table-cell table:style-name="ce15" office:value-type="float" office:value="4.47238731523282" calcext:value-type="float">
            <text:p>4.47 </text:p>
          </table:table-cell>
          <table:table-cell table:style-name="ce15" office:value-type="float" office:value="0.126710708594838" calcext:value-type="float">
            <text:p>0.13 </text:p>
          </table:table-cell>
          <table:table-cell table:style-name="ce15" office:value-type="float" office:value="1.18324827605844" calcext:value-type="float">
            <text:p>1.18 </text:p>
          </table:table-cell>
          <table:table-cell table:style-name="ce15" office:value-type="float" office:value="0.405273635129848" calcext:value-type="float">
            <text:p>0.41 </text:p>
          </table:table-cell>
          <table:table-cell table:style-name="ce27" office:value-type="float" office:value="19.8708603059211" calcext:value-type="float">
            <text:p>19.87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千里達及托巴哥共和國</text:span></text:p>
          </table:table-cell>
          <table:table-cell table:style-name="ce14" office:value-type="float" office:value="0.0821734578491908" calcext:value-type="float">
            <text:p>0.08 </text:p>
          </table:table-cell>
          <table:table-cell table:style-name="ce14" office:value-type="float" office:value="0.631505053512706" calcext:value-type="float">
            <text:p>0.63 </text:p>
          </table:table-cell>
          <table:table-cell table:number-columns-repeated="3" table:style-name="ce18" office:value-type="float" office:value="0" calcext:value-type="float">
            <text:p>-</text:p>
          </table:table-cell>
          <table:table-cell table:style-name="ce18" office:value-type="float" office:value="0.0000416300706802846" calcext:value-type="float">
            <text:p>^</text:p>
          </table:table-cell>
          <table:table-cell table:style-name="ce26" office:value-type="float" office:value="0.713720141432577" calcext:value-type="float">
            <text:p>0.71 </text:p>
          </table:table-cell>
          <table:table-cell table:style-name="ce30" office:value-type="string" calcext:value-type="string">
            <text:p><text:s text:c="4"/>阿爾及利亞</text:p>
          </table:table-cell>
          <table:table-cell table:style-name="ce14" office:value-type="float" office:value="0.8817371208" calcext:value-type="float">
            <text:p>0.88 </text:p>
          </table:table-cell>
          <table:table-cell table:style-name="ce14" office:value-type="float" office:value="1.62855" calcext:value-type="float">
            <text:p>1.63 </text:p>
          </table:table-cell>
          <table:table-cell table:style-name="ce14" office:value-type="float" office:value="0.020934" calcext:value-type="float">
            <text:p>0.02 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0.00135052847193773" calcext:value-type="float">
            <text:p>^</text:p>
          </table:table-cell>
          <table:table-cell table:style-name="ce14" office:value-type="float" office:value="0.00557148709545268" calcext:value-type="float">
            <text:p>0.01 </text:p>
          </table:table-cell>
          <table:table-cell table:style-name="ce26" office:value-type="float" office:value="2.53814313636739" calcext:value-type="float">
            <text:p>2.5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委內瑞拉</text:span></text:p>
          </table:table-cell>
          <table:table-cell table:style-name="ce14" office:value-type="float" office:value="0.7058575548733" calcext:value-type="float">
            <text:p>0.71 </text:p>
          </table:table-cell>
          <table:table-cell table:style-name="ce14" office:value-type="float" office:value="0.952409269208652" calcext:value-type="float">
            <text:p>0.95 </text:p>
          </table:table-cell>
          <table:table-cell table:style-name="ce18" office:value-type="float" office:value="0.00316086337547372" calcext:value-type="float">
            <text:p>^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563987967458743" calcext:value-type="float">
            <text:p>0.56 </text:p>
          </table:table-cell>
          <table:table-cell table:style-name="ce18" office:value-type="float" office:value="0.00142361255321079" calcext:value-type="float">
            <text:p>^</text:p>
          </table:table-cell>
          <table:table-cell table:style-name="ce26" office:value-type="float" office:value="2.22683926746938" calcext:value-type="float">
            <text:p>2.23 </text:p>
          </table:table-cell>
          <table:table-cell table:style-name="ce30" office:value-type="string" calcext:value-type="string">
            <text:p><text:s text:c="4"/>埃及</text:p>
          </table:table-cell>
          <table:table-cell table:style-name="ce14" office:value-type="float" office:value="1.50389302249351" calcext:value-type="float">
            <text:p>1.50 </text:p>
          </table:table-cell>
          <table:table-cell table:style-name="ce14" office:value-type="float" office:value="2.12202955117428" calcext:value-type="float">
            <text:p>2.12 </text:p>
          </table:table-cell>
          <table:table-cell table:style-name="ce14" office:value-type="float" office:value="0.0831387278592" calcext:value-type="float">
            <text:p>0.08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119371116755428" calcext:value-type="float">
            <text:p>0.12 </text:p>
          </table:table-cell>
          <table:table-cell table:style-name="ce14" office:value-type="float" office:value="0.057664328661461" calcext:value-type="float">
            <text:p>0.06 </text:p>
          </table:table-cell>
          <table:table-cell table:style-name="ce26" office:value-type="float" office:value="3.88609674694388" calcext:value-type="float">
            <text:p>3.89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其他中南美洲</text:span></text:p>
          </table:table-cell>
          <table:table-cell table:style-name="ce14" office:value-type="float" office:value="2.68909643734733" calcext:value-type="float">
            <text:p>2.69 </text:p>
          </table:table-cell>
          <table:table-cell table:style-name="ce14" office:value-type="float" office:value="0.331051630098915" calcext:value-type="float">
            <text:p>0.33 </text:p>
          </table:table-cell>
          <table:table-cell table:style-name="ce14" office:value-type="float" office:value="0.237251403066664" calcext:value-type="float">
            <text:p>0.24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770440907191967" calcext:value-type="float">
            <text:p>0.77 </text:p>
          </table:table-cell>
          <table:table-cell table:style-name="ce14" office:value-type="float" office:value="0.288315441079505" calcext:value-type="float">
            <text:p>0.29 </text:p>
          </table:table-cell>
          <table:table-cell table:style-name="ce26" office:value-type="float" office:value="4.31615581878438" calcext:value-type="float">
            <text:p>4.32 </text:p>
          </table:table-cell>
          <table:table-cell table:style-name="ce30" office:value-type="string" calcext:value-type="string">
            <text:p>    <text:span text:style-name="T6">摩洛哥</text:span></text:p>
          </table:table-cell>
          <table:table-cell table:style-name="ce14" office:value-type="float" office:value="0.567599995853916" calcext:value-type="float">
            <text:p>0.57 </text:p>
          </table:table-cell>
          <table:table-cell table:style-name="ce14" office:value-type="float" office:value="0.0351246576497229" calcext:value-type="float">
            <text:p>0.04 </text:p>
          </table:table-cell>
          <table:table-cell table:style-name="ce14" office:value-type="float" office:value="0.2790522966528" calcext:value-type="float">
            <text:p>0.28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112569088734125" calcext:value-type="float">
            <text:p>0.01 </text:p>
          </table:table-cell>
          <table:table-cell table:style-name="ce14" office:value-type="float" office:value="0.0559881145104466" calcext:value-type="float">
            <text:p>0.06 </text:p>
          </table:table-cell>
          <table:table-cell table:style-name="ce26" office:value-type="float" office:value="0.949021973540298" calcext:value-type="float">
            <text:p>0.95 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<text:span text:style-name="T7">歐洲</text:span></text:p>
          </table:table-cell>
          <table:table-cell table:style-name="ce15" office:value-type="float" office:value="30.4024703353442" calcext:value-type="float">
            <text:p>30.40 </text:p>
          </table:table-cell>
          <table:table-cell table:style-name="ce15" office:value-type="float" office:value="19.9488250858089" calcext:value-type="float">
            <text:p>19.95 </text:p>
          </table:table-cell>
          <table:table-cell table:style-name="ce15" office:value-type="float" office:value="11.3467701032031" calcext:value-type="float">
            <text:p>11.35 </text:p>
          </table:table-cell>
          <table:table-cell table:style-name="ce15" office:value-type="float" office:value="8.27671126664295" calcext:value-type="float">
            <text:p>8.28 </text:p>
          </table:table-cell>
          <table:table-cell table:style-name="ce15" office:value-type="float" office:value="5.65712131272894" calcext:value-type="float">
            <text:p>5.66 </text:p>
          </table:table-cell>
          <table:table-cell table:style-name="ce15" office:value-type="float" office:value="8.18357904515054" calcext:value-type="float">
            <text:p>8.18 </text:p>
          </table:table-cell>
          <table:table-cell table:style-name="ce27" office:value-type="float" office:value="83.8154771488787" calcext:value-type="float">
            <text:p>83.82 </text:p>
          </table:table-cell>
          <table:table-cell table:style-name="ce31" office:value-type="string" calcext:value-type="string">
            <text:p>    <text:span text:style-name="T4">南非</text:span></text:p>
          </table:table-cell>
          <table:table-cell table:style-name="ce14" office:value-type="float" office:value="1.18347832705242" calcext:value-type="float">
            <text:p>1.18 </text:p>
          </table:table-cell>
          <table:table-cell table:style-name="ce14" office:value-type="float" office:value="0.154189703190129" calcext:value-type="float">
            <text:p>0.15 </text:p>
          </table:table-cell>
          <table:table-cell table:style-name="ce14" office:value-type="float" office:value="3.81380389251476" calcext:value-type="float">
            <text:p>3.81 </text:p>
          </table:table-cell>
          <table:table-cell table:style-name="ce14" office:value-type="float" office:value="0.126710708594838" calcext:value-type="float">
            <text:p>0.13 </text:p>
          </table:table-cell>
          <table:table-cell table:style-name="ce14" office:value-type="float" office:value="0.00677566944676182" calcext:value-type="float">
            <text:p>0.01 </text:p>
          </table:table-cell>
          <table:table-cell table:style-name="ce14" office:value-type="float" office:value="0.115902999204268" calcext:value-type="float">
            <text:p>0.12 </text:p>
          </table:table-cell>
          <table:table-cell table:style-name="ce26" office:value-type="float" office:value="5.40086130000317" calcext:value-type="float">
            <text:p>5.40 </text:p>
          </table:table-cell>
          <table:table-cell table:number-columns-repeated="1008"/>
        </table:table-row>
        <table:table-row table:style-name="ro5">
          <table:table-cell table:style-name="ce9" office:value-type="string" calcext:value-type="string">
            <text:p><text:s text:c="4"/>奧地利</text:p>
          </table:table-cell>
          <table:table-cell table:style-name="ce14" office:value-type="float" office:value="0.548101923040463" calcext:value-type="float">
            <text:p>0.55 </text:p>
          </table:table-cell>
          <table:table-cell table:style-name="ce14" office:value-type="float" office:value="0.32041587733524" calcext:value-type="float">
            <text:p>0.32 </text:p>
          </table:table-cell>
          <table:table-cell table:style-name="ce14" office:value-type="float" office:value="0.125841471130489" calcext:value-type="float">
            <text:p>0.13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363099097260205" calcext:value-type="float">
            <text:p>0.36 </text:p>
          </table:table-cell>
          <table:table-cell table:style-name="ce14" office:value-type="float" office:value="0.142379800963873" calcext:value-type="float">
            <text:p>0.14 </text:p>
          </table:table-cell>
          <table:table-cell table:style-name="ce26" office:value-type="float" office:value="1.49983816973027" calcext:value-type="float">
            <text:p>1.50 </text:p>
          </table:table-cell>
          <table:table-cell table:style-name="ce30" office:value-type="string" calcext:value-type="string">
            <text:p>    <text:span text:style-name="T6">其他非洲</text:span></text:p>
          </table:table-cell>
          <table:table-cell table:style-name="ce14" office:value-type="float" office:value="4.14193137889908" calcext:value-type="float">
            <text:p>4.14 </text:p>
          </table:table-cell>
          <table:table-cell table:style-name="ce14" office:value-type="float" office:value="1.46470661379211" calcext:value-type="float">
            <text:p>1.46 </text:p>
          </table:table-cell>
          <table:table-cell table:style-name="ce14" office:value-type="float" office:value="0.275458398206062" calcext:value-type="float">
            <text:p>0.28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1.0444940525109" calcext:value-type="float">
            <text:p>1.04 </text:p>
          </table:table-cell>
          <table:table-cell table:style-name="ce14" office:value-type="float" office:value="0.170146705658221" calcext:value-type="float">
            <text:p>0.17 </text:p>
          </table:table-cell>
          <table:table-cell table:style-name="ce26" office:value-type="float" office:value="7.09673714906638" calcext:value-type="float">
            <text:p>7.10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比利時</text:p>
          </table:table-cell>
          <table:table-cell table:style-name="ce14" office:value-type="float" office:value="1.38112194734789" calcext:value-type="float">
            <text:p>1.38 </text:p>
          </table:table-cell>
          <table:table-cell table:style-name="ce14" office:value-type="float" office:value="0.625806" calcext:value-type="float">
            <text:p>0.63 </text:p>
          </table:table-cell>
          <table:table-cell table:style-name="ce14" office:value-type="float" office:value="0.127520406274048" calcext:value-type="float">
            <text:p>0.13 </text:p>
          </table:table-cell>
          <table:table-cell table:style-name="ce14" office:value-type="float" office:value="0.390066153144633" calcext:value-type="float">
            <text:p>0.39 </text:p>
          </table:table-cell>
          <table:table-cell table:style-name="ce18" office:value-type="float" office:value="0.00264199597868554" calcext:value-type="float">
            <text:p>^</text:p>
          </table:table-cell>
          <table:table-cell table:style-name="ce14" office:value-type="float" office:value="0.185542300454644" calcext:value-type="float">
            <text:p>0.19 </text:p>
          </table:table-cell>
          <table:table-cell table:style-name="ce26" office:value-type="float" office:value="2.7126988031999" calcext:value-type="float">
            <text:p>2.71 </text:p>
          </table:table-cell>
          <table:table-cell table:style-name="ce33" office:value-type="string" calcext:value-type="string">
            <text:p>亞洲及大洋洲</text:p>
          </table:table-cell>
          <table:table-cell table:style-name="ce15" office:value-type="float" office:value="71.5393426665148" calcext:value-type="float">
            <text:p>71.54 </text:p>
          </table:table-cell>
          <table:table-cell table:style-name="ce15" office:value-type="float" office:value="31.3172719657115" calcext:value-type="float">
            <text:p>31.32 </text:p>
          </table:table-cell>
          <table:table-cell table:style-name="ce15" office:value-type="float" office:value="122.218429001855" calcext:value-type="float">
            <text:p>122.22 </text:p>
          </table:table-cell>
          <table:table-cell table:style-name="ce15" office:value-type="float" office:value="5.77056482955277" calcext:value-type="float">
            <text:p>5.77 </text:p>
          </table:table-cell>
          <table:table-cell table:style-name="ce15" office:value-type="float" office:value="15.900191815429" calcext:value-type="float">
            <text:p>15.90 </text:p>
          </table:table-cell>
          <table:table-cell table:style-name="ce15" office:value-type="float" office:value="10.8141180793709" calcext:value-type="float">
            <text:p>10.81 </text:p>
          </table:table-cell>
          <table:table-cell table:style-name="ce27" office:value-type="float" office:value="257.559918358434" calcext:value-type="float">
            <text:p>257.5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捷克</text:p>
          </table:table-cell>
          <table:table-cell table:style-name="ce14" office:value-type="float" office:value="0.429007550231137" calcext:value-type="float">
            <text:p>0.43 </text:p>
          </table:table-cell>
          <table:table-cell table:style-name="ce14" office:value-type="float" office:value="0.2996982" calcext:value-type="float">
            <text:p>0.30 </text:p>
          </table:table-cell>
          <table:table-cell table:style-name="ce14" office:value-type="float" office:value="0.604116514713308" calcext:value-type="float">
            <text:p>0.60 </text:p>
          </table:table-cell>
          <table:table-cell table:style-name="ce14" office:value-type="float" office:value="0.269626100778369" calcext:value-type="float">
            <text:p>0.27 </text:p>
          </table:table-cell>
          <table:table-cell table:style-name="ce14" office:value-type="float" office:value="0.0178920507988529" calcext:value-type="float">
            <text:p>0.02 </text:p>
          </table:table-cell>
          <table:table-cell table:style-name="ce14" office:value-type="float" office:value="0.0848552232281852" calcext:value-type="float">
            <text:p>0.08 </text:p>
          </table:table-cell>
          <table:table-cell table:style-name="ce26" office:value-type="float" office:value="1.70519563974985" calcext:value-type="float">
            <text:p>1.71 </text:p>
          </table:table-cell>
          <table:table-cell table:style-name="ce30" office:value-type="string" calcext:value-type="string">
            <text:p>    <text:span text:style-name="T6">澳大利亞</text:span></text:p>
          </table:table-cell>
          <table:table-cell table:style-name="ce14" office:value-type="float" office:value="2.14271700842601" calcext:value-type="float">
            <text:p>2.14 </text:p>
          </table:table-cell>
          <table:table-cell table:style-name="ce14" office:value-type="float" office:value="1.93465022440068" calcext:value-type="float">
            <text:p>1.93 </text:p>
          </table:table-cell>
          <table:table-cell table:style-name="ce14" office:value-type="float" office:value="1.78310999426089" calcext:value-type="float">
            <text:p>1.78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127421025300983" calcext:value-type="float">
            <text:p>0.13 </text:p>
          </table:table-cell>
          <table:table-cell table:style-name="ce14" office:value-type="float" office:value="0.42168626516601" calcext:value-type="float">
            <text:p>0.42 </text:p>
          </table:table-cell>
          <table:table-cell table:style-name="ce26" office:value-type="float" office:value="6.40958451755457" calcext:value-type="float">
            <text:p>6.41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芬蘭</text:p>
          </table:table-cell>
          <table:table-cell table:style-name="ce14" office:value-type="float" office:value="0.387207216879357" calcext:value-type="float">
            <text:p>0.39 </text:p>
          </table:table-cell>
          <table:table-cell table:style-name="ce14" office:value-type="float" office:value="0.072752" calcext:value-type="float">
            <text:p>0.07 </text:p>
          </table:table-cell>
          <table:table-cell table:style-name="ce14" office:value-type="float" office:value="0.146333" calcext:value-type="float">
            <text:p>0.15 </text:p>
          </table:table-cell>
          <table:table-cell table:style-name="ce14" office:value-type="float" office:value="0.204371061040557" calcext:value-type="float">
            <text:p>0.20 </text:p>
          </table:table-cell>
          <table:table-cell table:style-name="ce14" office:value-type="float" office:value="0.109524739041376" calcext:value-type="float">
            <text:p>0.11 </text:p>
          </table:table-cell>
          <table:table-cell table:style-name="ce14" office:value-type="float" office:value="0.177497578756896" calcext:value-type="float">
            <text:p>0.18 </text:p>
          </table:table-cell>
          <table:table-cell table:style-name="ce26" office:value-type="float" office:value="1.09768559571819" calcext:value-type="float">
            <text:p>1.10 </text:p>
          </table:table-cell>
          <table:table-cell table:style-name="ce30" office:value-type="string" calcext:value-type="string">
            <text:p><text:s text:c="4"/>孟加拉</text:p>
          </table:table-cell>
          <table:table-cell table:style-name="ce14" office:value-type="float" office:value="0.36583703475681" calcext:value-type="float">
            <text:p>0.37 </text:p>
          </table:table-cell>
          <table:table-cell table:style-name="ce14" office:value-type="float" office:value="1.23681487362727" calcext:value-type="float">
            <text:p>1.24 </text:p>
          </table:table-cell>
          <table:table-cell table:style-name="ce14" office:value-type="float" office:value="0.144330320080984" calcext:value-type="float">
            <text:p>0.14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0733734710063089" calcext:value-type="float">
            <text:p>0.01 </text:p>
          </table:table-cell>
          <table:table-cell table:style-name="ce37" office:value-type="float" office:value="0.00386399693353212" calcext:value-type="float">
            <text:p>^</text:p>
          </table:table-cell>
          <table:table-cell table:style-name="ce26" office:value-type="float" office:value="1.75818357249923" calcext:value-type="float">
            <text:p>1.7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法國</text:p>
          </table:table-cell>
          <table:table-cell table:style-name="ce14" office:value-type="float" office:value="3.1493914334396" calcext:value-type="float">
            <text:p>3.15 </text:p>
          </table:table-cell>
          <table:table-cell table:style-name="ce14" office:value-type="float" office:value="1.5636489723" calcext:value-type="float">
            <text:p>1.56 </text:p>
          </table:table-cell>
          <table:table-cell table:style-name="ce14" office:value-type="float" office:value="0.269694923748379" calcext:value-type="float">
            <text:p>0.27 </text:p>
          </table:table-cell>
          <table:table-cell table:style-name="ce14" office:value-type="float" office:value="3.56071979267582" calcext:value-type="float">
            <text:p>3.56 </text:p>
          </table:table-cell>
          <table:table-cell table:style-name="ce14" office:value-type="float" office:value="0.52165697632569" calcext:value-type="float">
            <text:p>0.52 </text:p>
          </table:table-cell>
          <table:table-cell table:style-name="ce14" office:value-type="float" office:value="0.614023671481394" calcext:value-type="float">
            <text:p>0.61 </text:p>
          </table:table-cell>
          <table:table-cell table:style-name="ce26" office:value-type="float" office:value="9.67913576997089" calcext:value-type="float">
            <text:p>9.68 </text:p>
          </table:table-cell>
          <table:table-cell table:style-name="ce30" office:value-type="string" calcext:value-type="string">
            <text:p><text:s text:c="4"/>中國大陸</text:p>
          </table:table-cell>
          <table:table-cell table:style-name="ce14" office:value-type="float" office:value="27.9060480295006" calcext:value-type="float">
            <text:p>27.91 </text:p>
          </table:table-cell>
          <table:table-cell table:style-name="ce14" office:value-type="float" office:value="11.0640101089237" calcext:value-type="float">
            <text:p>11.06 </text:p>
          </table:table-cell>
          <table:table-cell table:style-name="ce14" office:value-type="float" office:value="81.674796492" calcext:value-type="float">
            <text:p>81.67 </text:p>
          </table:table-cell>
          <table:table-cell table:style-name="ce14" office:value-type="float" office:value="3.10844408029496" calcext:value-type="float">
            <text:p>3.11 </text:p>
          </table:table-cell>
          <table:table-cell table:style-name="ce14" office:value-type="float" office:value="11.3183572414985" calcext:value-type="float">
            <text:p>11.32 </text:p>
          </table:table-cell>
          <table:table-cell table:style-name="ce14" office:value-type="float" office:value="6.62756203840336" calcext:value-type="float">
            <text:p>6.63 </text:p>
          </table:table-cell>
          <table:table-cell table:style-name="ce26" office:value-type="float" office:value="141.699217990621" calcext:value-type="float">
            <text:p>141.70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德國</text:p>
          </table:table-cell>
          <table:table-cell table:style-name="ce14" office:value-type="float" office:value="4.6775842000089" calcext:value-type="float">
            <text:p>4.68 </text:p>
          </table:table-cell>
          <table:table-cell table:style-name="ce14" office:value-type="float" office:value="3.19164646148867" calcext:value-type="float">
            <text:p>3.19 </text:p>
          </table:table-cell>
          <table:table-cell table:style-name="ce14" office:value-type="float" office:value="2.304" calcext:value-type="float">
            <text:p>2.30 </text:p>
          </table:table-cell>
          <table:table-cell table:style-name="ce14" office:value-type="float" office:value="0.669213476181893" calcext:value-type="float">
            <text:p>0.67 </text:p>
          </table:table-cell>
          <table:table-cell table:style-name="ce14" office:value-type="float" office:value="0.180002000152855" calcext:value-type="float">
            <text:p>0.18 </text:p>
          </table:table-cell>
          <table:table-cell table:style-name="ce14" office:value-type="float" office:value="2.11745383658187" calcext:value-type="float">
            <text:p>2.12 </text:p>
          </table:table-cell>
          <table:table-cell table:style-name="ce26" office:value-type="float" office:value="13.1398999744142" calcext:value-type="float">
            <text:p>13.14 </text:p>
          </table:table-cell>
          <table:table-cell table:style-name="ce30" office:value-type="string" calcext:value-type="string">
            <text:p><text:s text:c="4"/>香港</text:p>
          </table:table-cell>
          <table:table-cell table:style-name="ce14" office:value-type="float" office:value="0.86954424722103" calcext:value-type="float">
            <text:p>0.87 </text:p>
          </table:table-cell>
          <table:table-cell table:style-name="ce14" office:value-type="float" office:value="0.112181841210938" calcext:value-type="float">
            <text:p>0.11 </text:p>
          </table:table-cell>
          <table:table-cell table:style-name="ce14" office:value-type="float" office:value="0.258369" calcext:value-type="float">
            <text:p>0.26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0.00122954836030361" calcext:value-type="float">
            <text:p>^</text:p>
          </table:table-cell>
          <table:table-cell table:style-name="ce26" office:value-type="float" office:value="1.24132463679227" calcext:value-type="float">
            <text:p>1.24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希臘</text:p>
          </table:table-cell>
          <table:table-cell table:style-name="ce14" office:value-type="float" office:value="0.675733366857791" calcext:value-type="float">
            <text:p>0.68 </text:p>
          </table:table-cell>
          <table:table-cell table:style-name="ce14" office:value-type="float" office:value="0.185297279934215" calcext:value-type="float">
            <text:p>0.19 </text:p>
          </table:table-cell>
          <table:table-cell table:style-name="ce14" office:value-type="float" office:value="0.138658564771194" calcext:value-type="float">
            <text:p>0.14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35705660364046" calcext:value-type="float">
            <text:p>0.04 </text:p>
          </table:table-cell>
          <table:table-cell table:style-name="ce14" office:value-type="float" office:value="0.110154662261893" calcext:value-type="float">
            <text:p>0.11 </text:p>
          </table:table-cell>
          <table:table-cell table:style-name="ce26" office:value-type="float" office:value="1.14554953418914" calcext:value-type="float">
            <text:p>1.15 </text:p>
          </table:table-cell>
          <table:table-cell table:style-name="ce30" office:value-type="string" calcext:value-type="string">
            <text:p><text:s text:c="4"/>印度</text:p>
          </table:table-cell>
          <table:table-cell table:style-name="ce14" office:value-type="float" office:value="10.2381419341789" calcext:value-type="float">
            <text:p>10.24 </text:p>
          </table:table-cell>
          <table:table-cell table:style-name="ce14" office:value-type="float" office:value="2.14851056794382" calcext:value-type="float">
            <text:p>2.15 </text:p>
          </table:table-cell>
          <table:table-cell table:style-name="ce14" office:value-type="float" office:value="18.6199874197353" calcext:value-type="float">
            <text:p>18.62 </text:p>
          </table:table-cell>
          <table:table-cell table:style-name="ce14" office:value-type="float" office:value="0.402599134125358" calcext:value-type="float">
            <text:p>0.40 </text:p>
          </table:table-cell>
          <table:table-cell table:style-name="ce14" office:value-type="float" office:value="1.44276998672605" calcext:value-type="float">
            <text:p>1.44 </text:p>
          </table:table-cell>
          <table:table-cell table:style-name="ce14" office:value-type="float" office:value="1.20750541611431" calcext:value-type="float">
            <text:p>1.21 </text:p>
          </table:table-cell>
          <table:table-cell table:style-name="ce26" office:value-type="float" office:value="34.0595144588237" calcext:value-type="float">
            <text:p>34.0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匈牙利</text:p>
          </table:table-cell>
          <table:table-cell table:style-name="ce14" office:value-type="float" office:value="0.368873932131249" calcext:value-type="float">
            <text:p>0.37 </text:p>
          </table:table-cell>
          <table:table-cell table:style-name="ce14" office:value-type="float" office:value="0.353192629347922" calcext:value-type="float">
            <text:p>0.35 </text:p>
          </table:table-cell>
          <table:table-cell table:style-name="ce14" office:value-type="float" office:value="0.0787208587626515" calcext:value-type="float">
            <text:p>0.08 </text:p>
          </table:table-cell>
          <table:table-cell table:style-name="ce14" office:value-type="float" office:value="0.145206325276526" calcext:value-type="float">
            <text:p>0.15 </text:p>
          </table:table-cell>
          <table:table-cell table:style-name="ce18" office:value-type="float" office:value="0.00196116345759934" calcext:value-type="float">
            <text:p>^</text:p>
          </table:table-cell>
          <table:table-cell table:style-name="ce14" office:value-type="float" office:value="0.0453405768146749" calcext:value-type="float">
            <text:p>0.05 </text:p>
          </table:table-cell>
          <table:table-cell table:style-name="ce26" office:value-type="float" office:value="0.993295485790622" calcext:value-type="float">
            <text:p>0.99 </text:p>
          </table:table-cell>
          <table:table-cell table:style-name="ce30" office:value-type="string" calcext:value-type="string">
            <text:p><text:s text:c="4"/>印尼</text:p>
          </table:table-cell>
          <table:table-cell table:style-name="ce14" office:value-type="float" office:value="3.38491864062241" calcext:value-type="float">
            <text:p>3.38 </text:p>
          </table:table-cell>
          <table:table-cell table:style-name="ce14" office:value-type="float" office:value="1.57742503918544" calcext:value-type="float">
            <text:p>1.58 </text:p>
          </table:table-cell>
          <table:table-cell table:style-name="ce14" office:value-type="float" office:value="3.40621781402936" calcext:value-type="float">
            <text:p>3.41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151478330916411" calcext:value-type="float">
            <text:p>0.15 </text:p>
          </table:table-cell>
          <table:table-cell table:style-name="ce14" office:value-type="float" office:value="0.391222992631868" calcext:value-type="float">
            <text:p>0.39 </text:p>
          </table:table-cell>
          <table:table-cell table:style-name="ce26" office:value-type="float" office:value="8.91126281738549" calcext:value-type="float">
            <text:p>8.91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義大利</text:p>
          </table:table-cell>
          <table:table-cell table:style-name="ce14" office:value-type="float" office:value="2.48886908739808" calcext:value-type="float">
            <text:p>2.49 </text:p>
          </table:table-cell>
          <table:table-cell table:style-name="ce14" office:value-type="float" office:value="2.54846212991645" calcext:value-type="float">
            <text:p>2.55 </text:p>
          </table:table-cell>
          <table:table-cell table:style-name="ce14" office:value-type="float" office:value="0.297949181161731" calcext:value-type="float">
            <text:p>0.30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402394369754592" calcext:value-type="float">
            <text:p>0.40 </text:p>
          </table:table-cell>
          <table:table-cell table:style-name="ce14" office:value-type="float" office:value="0.63584005083317" calcext:value-type="float">
            <text:p>0.64 </text:p>
          </table:table-cell>
          <table:table-cell table:style-name="ce26" office:value-type="float" office:value="6.37351481906402" calcext:value-type="float">
            <text:p>6.37 </text:p>
          </table:table-cell>
          <table:table-cell table:style-name="ce30" office:value-type="string" calcext:value-type="string">
            <text:p><text:s text:c="4"/>日本</text:p>
          </table:table-cell>
          <table:table-cell table:style-name="ce14" office:value-type="float" office:value="7.53247573050693" calcext:value-type="float">
            <text:p>7.53 </text:p>
          </table:table-cell>
          <table:table-cell table:style-name="ce14" office:value-type="float" office:value="3.89236188511854" calcext:value-type="float">
            <text:p>3.89 </text:p>
          </table:table-cell>
          <table:table-cell table:style-name="ce14" office:value-type="float" office:value="4.90521715240188" calcext:value-type="float">
            <text:p>4.91 </text:p>
          </table:table-cell>
          <table:table-cell table:style-name="ce14" office:value-type="float" office:value="0.585104203195412" calcext:value-type="float">
            <text:p>0.59 </text:p>
          </table:table-cell>
          <table:table-cell table:style-name="ce14" office:value-type="float" office:value="0.659013322408849" calcext:value-type="float">
            <text:p>0.66 </text:p>
          </table:table-cell>
          <table:table-cell table:style-name="ce14" office:value-type="float" office:value="1.09956615990303" calcext:value-type="float">
            <text:p>1.10 </text:p>
          </table:table-cell>
          <table:table-cell table:style-name="ce26" office:value-type="float" office:value="18.6737384535346" calcext:value-type="float">
            <text:p>18.67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荷蘭</text:p>
          </table:table-cell>
          <table:table-cell table:style-name="ce14" office:value-type="float" office:value="1.65384906288378" calcext:value-type="float">
            <text:p>1.65 </text:p>
          </table:table-cell>
          <table:table-cell table:style-name="ce14" office:value-type="float" office:value="1.32634088346325" calcext:value-type="float">
            <text:p>1.33 </text:p>
          </table:table-cell>
          <table:table-cell table:style-name="ce14" office:value-type="float" office:value="0.2665" calcext:value-type="float">
            <text:p>0.27 </text:p>
          </table:table-cell>
          <table:table-cell table:style-name="ce14" office:value-type="float" office:value="0.0348529768455551" calcext:value-type="float">
            <text:p>0.03 </text:p>
          </table:table-cell>
          <table:table-cell table:style-name="ce18" office:value-type="float" office:value="0.000661286489143794" calcext:value-type="float">
            <text:p>^</text:p>
          </table:table-cell>
          <table:table-cell table:style-name="ce14" office:value-type="float" office:value="0.228964560202235" calcext:value-type="float">
            <text:p>0.23 </text:p>
          </table:table-cell>
          <table:table-cell table:style-name="ce26" office:value-type="float" office:value="3.51116876988397" calcext:value-type="float">
            <text:p>3.51 </text:p>
          </table:table-cell>
          <table:table-cell table:style-name="ce30" office:value-type="string" calcext:value-type="string">
            <text:p><text:s text:c="4"/>馬來西亞</text:p>
          </table:table-cell>
          <table:table-cell table:style-name="ce14" office:value-type="float" office:value="1.56965642620237" calcext:value-type="float">
            <text:p>1.57 </text:p>
          </table:table-cell>
          <table:table-cell table:style-name="ce14" office:value-type="float" office:value="1.52237664129303" calcext:value-type="float">
            <text:p>1.52 </text:p>
          </table:table-cell>
          <table:table-cell table:style-name="ce14" office:value-type="float" office:value="0.897672968502431" calcext:value-type="float">
            <text:p>0.90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241093023449247" calcext:value-type="float">
            <text:p>0.24 </text:p>
          </table:table-cell>
          <table:table-cell table:style-name="ce14" office:value-type="float" office:value="0.0310990379224106" calcext:value-type="float">
            <text:p>0.03 </text:p>
          </table:table-cell>
          <table:table-cell table:style-name="ce26" office:value-type="float" office:value="4.26189809736948" calcext:value-type="float">
            <text:p>4.2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挪威</text:p>
          </table:table-cell>
          <table:table-cell table:style-name="ce14" office:value-type="float" office:value="0.38637346175792" calcext:value-type="float">
            <text:p>0.39 </text:p>
          </table:table-cell>
          <table:table-cell table:style-name="ce14" office:value-type="float" office:value="0.16177994239122" calcext:value-type="float">
            <text:p>0.16 </text:p>
          </table:table-cell>
          <table:table-cell table:style-name="ce14" office:value-type="float" office:value="0.0336528713149574" calcext:value-type="float">
            <text:p>0.03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1.1165838613352" calcext:value-type="float">
            <text:p>1.12 </text:p>
          </table:table-cell>
          <table:table-cell table:style-name="ce14" office:value-type="float" office:value="0.0684215666631115" calcext:value-type="float">
            <text:p>0.07 </text:p>
          </table:table-cell>
          <table:table-cell table:style-name="ce26" office:value-type="float" office:value="1.76681170346241" calcext:value-type="float">
            <text:p>1.77 </text:p>
          </table:table-cell>
          <table:table-cell table:style-name="ce30" office:value-type="string" calcext:value-type="string">
            <text:p><text:s text:c="4"/>紐西蘭</text:p>
          </table:table-cell>
          <table:table-cell table:style-name="ce14" office:value-type="float" office:value="0.357088324196949" calcext:value-type="float">
            <text:p>0.36 </text:p>
          </table:table-cell>
          <table:table-cell table:style-name="ce14" office:value-type="float" office:value="0.172784030957668" calcext:value-type="float">
            <text:p>0.17 </text:p>
          </table:table-cell>
          <table:table-cell table:style-name="ce14" office:value-type="float" office:value="0.0620459886779219" calcext:value-type="float">
            <text:p>0.06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228077895461214" calcext:value-type="float">
            <text:p>0.23 </text:p>
          </table:table-cell>
          <table:table-cell table:style-name="ce14" office:value-type="float" office:value="0.0964676435593639" calcext:value-type="float">
            <text:p>0.10 </text:p>
          </table:table-cell>
          <table:table-cell table:style-name="ce26" office:value-type="float" office:value="0.916463882853117" calcext:value-type="float">
            <text:p>0.92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波蘭</text:p>
          </table:table-cell>
          <table:table-cell table:style-name="ce14" office:value-type="float" office:value="1.34466039694495" calcext:value-type="float">
            <text:p>1.34 </text:p>
          </table:table-cell>
          <table:table-cell table:style-name="ce14" office:value-type="float" office:value="0.733574434932118" calcext:value-type="float">
            <text:p>0.73 </text:p>
          </table:table-cell>
          <table:table-cell table:style-name="ce14" office:value-type="float" office:value="1.91042709842623" calcext:value-type="float">
            <text:p>1.91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411309463334699" calcext:value-type="float">
            <text:p>0.04 </text:p>
          </table:table-cell>
          <table:table-cell table:style-name="ce14" office:value-type="float" office:value="0.246982319909873" calcext:value-type="float">
            <text:p>0.25 </text:p>
          </table:table-cell>
          <table:table-cell table:style-name="ce26" office:value-type="float" office:value="4.27677519654664" calcext:value-type="float">
            <text:p>4.28 </text:p>
          </table:table-cell>
          <table:table-cell table:style-name="ce30" office:value-type="string" calcext:value-type="string">
            <text:p><text:s text:c="4"/>巴基斯坦</text:p>
          </table:table-cell>
          <table:table-cell table:style-name="ce14" office:value-type="float" office:value="0.902414327458307" calcext:value-type="float">
            <text:p>0.90 </text:p>
          </table:table-cell>
          <table:table-cell table:style-name="ce14" office:value-type="float" office:value="1.64391415470615" calcext:value-type="float">
            <text:p>1.64 </text:p>
          </table:table-cell>
          <table:table-cell table:style-name="ce14" office:value-type="float" office:value="0.550560568120705" calcext:value-type="float">
            <text:p>0.55 </text:p>
          </table:table-cell>
          <table:table-cell table:style-name="ce14" office:value-type="float" office:value="0.0848639780329029" calcext:value-type="float">
            <text:p>0.08 </text:p>
          </table:table-cell>
          <table:table-cell table:style-name="ce14" office:value-type="float" office:value="0.317392630145453" calcext:value-type="float">
            <text:p>0.32 </text:p>
          </table:table-cell>
          <table:table-cell table:style-name="ce14" office:value-type="float" office:value="0.0613624259240874" calcext:value-type="float">
            <text:p>0.06 </text:p>
          </table:table-cell>
          <table:table-cell table:style-name="ce26" office:value-type="float" office:value="3.5605080843876" calcext:value-type="float">
            <text:p>3.5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葡萄牙</text:p>
          </table:table-cell>
          <table:table-cell table:style-name="ce14" office:value-type="float" office:value="0.509545283708228" calcext:value-type="float">
            <text:p>0.51 </text:p>
          </table:table-cell>
          <table:table-cell table:style-name="ce14" office:value-type="float" office:value="0.220645695603504" calcext:value-type="float">
            <text:p>0.22 </text:p>
          </table:table-cell>
          <table:table-cell table:style-name="ce14" office:value-type="float" office:value="0.057652236" calcext:value-type="float">
            <text:p>0.06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779116755428103" calcext:value-type="float">
            <text:p>0.08 </text:p>
          </table:table-cell>
          <table:table-cell table:style-name="ce14" office:value-type="float" office:value="0.177111649398187" calcext:value-type="float">
            <text:p>0.18 </text:p>
          </table:table-cell>
          <table:table-cell table:style-name="ce26" office:value-type="float" office:value="1.04286654025273" calcext:value-type="float">
            <text:p>1.04 </text:p>
          </table:table-cell>
          <table:table-cell table:style-name="ce30" office:value-type="string" calcext:value-type="string">
            <text:p><text:s text:c="4"/>菲律賓</text:p>
          </table:table-cell>
          <table:table-cell table:style-name="ce14" office:value-type="float" office:value="0.911414805787269" calcext:value-type="float">
            <text:p>0.91 </text:p>
          </table:table-cell>
          <table:table-cell table:style-name="ce14" office:value-type="float" office:value="0.146895433425653" calcext:value-type="float">
            <text:p>0.15 </text:p>
          </table:table-cell>
          <table:table-cell table:style-name="ce14" office:value-type="float" office:value="0.729494888622935" calcext:value-type="float">
            <text:p>0.73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860949052038176" calcext:value-type="float">
            <text:p>0.09 </text:p>
          </table:table-cell>
          <table:table-cell table:style-name="ce14" office:value-type="float" office:value="0.150079189254659" calcext:value-type="float">
            <text:p>0.15 </text:p>
          </table:table-cell>
          <table:table-cell table:style-name="ce26" office:value-type="float" office:value="2.02397922229433" calcext:value-type="float">
            <text:p>2.02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羅馬尼亞</text:p>
          </table:table-cell>
          <table:table-cell table:style-name="ce14" office:value-type="float" office:value="0.453322581057217" calcext:value-type="float">
            <text:p>0.45 </text:p>
          </table:table-cell>
          <table:table-cell table:style-name="ce14" office:value-type="float" office:value="0.391853595476911" calcext:value-type="float">
            <text:p>0.39 </text:p>
          </table:table-cell>
          <table:table-cell table:style-name="ce14" office:value-type="float" office:value="0.191566113667527" calcext:value-type="float">
            <text:p>0.19 </text:p>
          </table:table-cell>
          <table:table-cell table:style-name="ce14" office:value-type="float" office:value="0.10055419909873" calcext:value-type="float">
            <text:p>0.10 </text:p>
          </table:table-cell>
          <table:table-cell table:style-name="ce14" office:value-type="float" office:value="0.137572129957872" calcext:value-type="float">
            <text:p>0.14 </text:p>
          </table:table-cell>
          <table:table-cell table:style-name="ce14" office:value-type="float" office:value="0.0960654854572055" calcext:value-type="float">
            <text:p>0.10 </text:p>
          </table:table-cell>
          <table:table-cell table:style-name="ce26" office:value-type="float" office:value="1.37093410471546" calcext:value-type="float">
            <text:p>1.37 </text:p>
          </table:table-cell>
          <table:table-cell table:style-name="ce30" office:value-type="string" calcext:value-type="string">
            <text:p><text:s text:c="4"/>新加坡</text:p>
          </table:table-cell>
          <table:table-cell table:style-name="ce14" office:value-type="float" office:value="3.05635866398092" calcext:value-type="float">
            <text:p>3.06 </text:p>
          </table:table-cell>
          <table:table-cell table:style-name="ce14" office:value-type="float" office:value="0.458679837526184" calcext:value-type="float">
            <text:p>0.46 </text:p>
          </table:table-cell>
          <table:table-cell table:style-name="ce14" office:value-type="float" office:value="0.0261478912849075" calcext:value-type="float">
            <text:p>0.03 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14" office:value-type="float" office:value="0.0084785322406688" calcext:value-type="float">
            <text:p>0.01 </text:p>
          </table:table-cell>
          <table:table-cell table:style-name="ce26" office:value-type="float" office:value="3.54966492503268" calcext:value-type="float">
            <text:p>3.55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西班牙</text:p>
          </table:table-cell>
          <table:table-cell table:style-name="ce14" office:value-type="float" office:value="2.71956118904906" calcext:value-type="float">
            <text:p>2.72 </text:p>
          </table:table-cell>
          <table:table-cell table:style-name="ce14" office:value-type="float" office:value="1.29998450067761" calcext:value-type="float">
            <text:p>1.30 </text:p>
          </table:table-cell>
          <table:table-cell table:style-name="ce14" office:value-type="float" office:value="0.210056021424893" calcext:value-type="float">
            <text:p>0.21 </text:p>
          </table:table-cell>
          <table:table-cell table:style-name="ce14" office:value-type="float" office:value="0.520949120970612" calcext:value-type="float">
            <text:p>0.52 </text:p>
          </table:table-cell>
          <table:table-cell table:style-name="ce14" office:value-type="float" office:value="0.224961839910193" calcext:value-type="float">
            <text:p>0.22 </text:p>
          </table:table-cell>
          <table:table-cell table:style-name="ce14" office:value-type="float" office:value="0.745837717583895" calcext:value-type="float">
            <text:p>0.75 </text:p>
          </table:table-cell>
          <table:table-cell table:style-name="ce26" office:value-type="float" office:value="5.72135038961626" calcext:value-type="float">
            <text:p>5.72 </text:p>
          </table:table-cell>
          <table:table-cell table:style-name="ce30" office:value-type="string" calcext:value-type="string">
            <text:p>    <text:span text:style-name="T6">韓國</text:span></text:p>
          </table:table-cell>
          <table:table-cell table:style-name="ce14" office:value-type="float" office:value="5.30412109864265" calcext:value-type="float">
            <text:p>5.30 </text:p>
          </table:table-cell>
          <table:table-cell table:style-name="ce14" office:value-type="float" office:value="2.014813764" calcext:value-type="float">
            <text:p>2.01 </text:p>
          </table:table-cell>
          <table:table-cell table:style-name="ce14" office:value-type="float" office:value="3.4363161" calcext:value-type="float">
            <text:p>3.44 </text:p>
          </table:table-cell>
          <table:table-cell table:style-name="ce14" office:value-type="float" office:value="1.30141009907415" calcext:value-type="float">
            <text:p>1.30 </text:p>
          </table:table-cell>
          <table:table-cell table:style-name="ce14" office:value-type="float" office:value="0.0247428850471118" calcext:value-type="float">
            <text:p>0.02 </text:p>
          </table:table-cell>
          <table:table-cell table:style-name="ce14" office:value-type="float" office:value="0.289421190491431" calcext:value-type="float">
            <text:p>0.29 </text:p>
          </table:table-cell>
          <table:table-cell table:style-name="ce26" office:value-type="float" office:value="12.3708251372553" calcext:value-type="float">
            <text:p>12.37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瑞典</text:p>
          </table:table-cell>
          <table:table-cell table:style-name="ce14" office:value-type="float" office:value="0.574956070047918" calcext:value-type="float">
            <text:p>0.57 </text:p>
          </table:table-cell>
          <table:table-cell table:style-name="ce14" office:value-type="float" office:value="0.0377724877600979" calcext:value-type="float">
            <text:p>0.04 </text:p>
          </table:table-cell>
          <table:table-cell table:style-name="ce14" office:value-type="float" office:value="0.08471111564229" calcext:value-type="float">
            <text:p>0.08 </text:p>
          </table:table-cell>
          <table:table-cell table:style-name="ce14" office:value-type="float" office:value="0.597438967221572" calcext:value-type="float">
            <text:p>0.60 </text:p>
          </table:table-cell>
          <table:table-cell table:style-name="ce14" office:value-type="float" office:value="0.585865643612651" calcext:value-type="float">
            <text:p>0.59 </text:p>
          </table:table-cell>
          <table:table-cell table:style-name="ce14" office:value-type="float" office:value="0.360984356194849" calcext:value-type="float">
            <text:p>0.36 </text:p>
          </table:table-cell>
          <table:table-cell table:style-name="ce26" office:value-type="float" office:value="2.24172864047938" calcext:value-type="float">
            <text:p>2.24 </text:p>
          </table:table-cell>
          <table:table-cell table:style-name="ce30" office:value-type="string" calcext:value-type="string">
            <text:p>    <text:span text:style-name="T6">斯里蘭卡</text:span></text:p>
          </table:table-cell>
          <table:table-cell table:style-name="ce14" office:value-type="float" office:value="0.24518771793719" calcext:value-type="float">
            <text:p>0.25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630406476" calcext:value-type="float">
            <text:p>0.06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430275536547025" calcext:value-type="float">
            <text:p>0.04 </text:p>
          </table:table-cell>
          <table:table-cell table:style-name="ce14" office:value-type="float" office:value="0.00736711864966938" calcext:value-type="float">
            <text:p>0.01 </text:p>
          </table:table-cell>
          <table:table-cell table:style-name="ce26" office:value-type="float" office:value="0.358623037841562" calcext:value-type="float">
            <text:p>0.36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瑞士</text:span></text:p>
          </table:table-cell>
          <table:table-cell table:style-name="ce14" office:value-type="float" office:value="0.444318495484326" calcext:value-type="float">
            <text:p>0.44 </text:p>
          </table:table-cell>
          <table:table-cell table:style-name="ce14" office:value-type="float" office:value="0.122394213692628" calcext:value-type="float">
            <text:p>0.12 </text:p>
          </table:table-cell>
          <table:table-cell table:style-name="ce18" office:value-type="float" office:value="0.00429" calcext:value-type="float">
            <text:p>^</text:p>
          </table:table-cell>
          <table:table-cell table:style-name="ce14" office:value-type="float" office:value="0.20529815649324" calcext:value-type="float">
            <text:p>0.21 </text:p>
          </table:table-cell>
          <table:table-cell table:style-name="ce14" office:value-type="float" office:value="0.309360244167983" calcext:value-type="float">
            <text:p>0.31 </text:p>
          </table:table-cell>
          <table:table-cell table:style-name="ce14" office:value-type="float" office:value="0.0444997131904106" calcext:value-type="float">
            <text:p>0.04 </text:p>
          </table:table-cell>
          <table:table-cell table:style-name="ce26" office:value-type="float" office:value="1.13016082302859" calcext:value-type="float">
            <text:p>1.13 </text:p>
          </table:table-cell>
          <table:table-cell table:style-name="ce30" office:value-type="string" calcext:value-type="string">
            <text:p><text:s text:c="4"/>中華民國</text:p>
          </table:table-cell>
          <table:table-cell table:style-name="ce14" office:value-type="float" office:value="1.93370646910743" calcext:value-type="float">
            <text:p>1.93 </text:p>
          </table:table-cell>
          <table:table-cell table:style-name="ce14" office:value-type="float" office:value="0.837353554923816" calcext:value-type="float">
            <text:p>0.84 </text:p>
          </table:table-cell>
          <table:table-cell table:style-name="ce14" office:value-type="float" office:value="1.63049983852747" calcext:value-type="float">
            <text:p>1.63 </text:p>
          </table:table-cell>
          <table:table-cell table:style-name="ce14" office:value-type="float" office:value="0.288143334829988" calcext:value-type="float">
            <text:p>0.29 </text:p>
          </table:table-cell>
          <table:table-cell table:style-name="ce14" office:value-type="float" office:value="0.049423312957247" calcext:value-type="float">
            <text:p>0.05 </text:p>
          </table:table-cell>
          <table:table-cell table:style-name="ce14" office:value-type="float" office:value="0.071298670495043" calcext:value-type="float">
            <text:p>0.07 </text:p>
          </table:table-cell>
          <table:table-cell table:style-name="ce26" office:value-type="float" office:value="4.810425180841" calcext:value-type="float">
            <text:p>4.81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土耳其</text:p>
          </table:table-cell>
          <table:table-cell table:style-name="ce14" office:value-type="float" office:value="2.03238281084902" calcext:value-type="float">
            <text:p>2.03 </text:p>
          </table:table-cell>
          <table:table-cell table:style-name="ce14" office:value-type="float" office:value="1.55592282040649" calcext:value-type="float">
            <text:p>1.56 </text:p>
          </table:table-cell>
          <table:table-cell table:style-name="ce14" office:value-type="float" office:value="1.69646303009876" calcext:value-type="float">
            <text:p>1.70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794799573644635" calcext:value-type="float">
            <text:p>0.79 </text:p>
          </table:table-cell>
          <table:table-cell table:style-name="ce14" office:value-type="float" office:value="0.410683581402761" calcext:value-type="float">
            <text:p>0.41 </text:p>
          </table:table-cell>
          <table:table-cell table:style-name="ce26" office:value-type="float" office:value="6.49025181640167" calcext:value-type="float">
            <text:p>6.49 </text:p>
          </table:table-cell>
          <table:table-cell table:style-name="ce30" office:value-type="string" calcext:value-type="string">
            <text:p><text:s text:c="4"/>泰國</text:p>
          </table:table-cell>
          <table:table-cell table:style-name="ce14" office:value-type="float" office:value="2.72306964446893" calcext:value-type="float">
            <text:p>2.72 </text:p>
          </table:table-cell>
          <table:table-cell table:style-name="ce14" office:value-type="float" office:value="1.82997327534424" calcext:value-type="float">
            <text:p>1.83 </text:p>
          </table:table-cell>
          <table:table-cell table:style-name="ce14" office:value-type="float" office:value="0.713991076500525" calcext:value-type="float">
            <text:p>0.71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0562493593117575" calcext:value-type="float">
            <text:p>0.06 </text:p>
          </table:table-cell>
          <table:table-cell table:style-name="ce14" office:value-type="float" office:value="0.29097889709712" calcext:value-type="float">
            <text:p>0.29 </text:p>
          </table:table-cell>
          <table:table-cell table:style-name="ce26" office:value-type="float" office:value="5.61426225272258" calcext:value-type="float">
            <text:p>5.61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    <text:span text:style-name="T6">烏克蘭</text:span></text:p>
          </table:table-cell>
          <table:table-cell table:style-name="ce14" office:value-type="float" office:value="0.439276850624144" calcext:value-type="float">
            <text:p>0.44 </text:p>
          </table:table-cell>
          <table:table-cell table:style-name="ce14" office:value-type="float" office:value="1.01530973451327" calcext:value-type="float">
            <text:p>1.02 </text:p>
          </table:table-cell>
          <table:table-cell table:style-name="ce14" office:value-type="float" office:value="1.10322816632702" calcext:value-type="float">
            <text:p>1.10 </text:p>
          </table:table-cell>
          <table:table-cell table:style-name="ce14" office:value-type="float" office:value="0.739915786965225" calcext:value-type="float">
            <text:p>0.74 </text:p>
          </table:table-cell>
          <table:table-cell table:style-name="ce14" office:value-type="float" office:value="0.0609135680500913" calcext:value-type="float">
            <text:p>0.06 </text:p>
          </table:table-cell>
          <table:table-cell table:style-name="ce14" office:value-type="float" office:value="0.046681972202851" calcext:value-type="float">
            <text:p>0.05 </text:p>
          </table:table-cell>
          <table:table-cell table:style-name="ce26" office:value-type="float" office:value="3.40532607868261" calcext:value-type="float">
            <text:p>3.41 </text:p>
          </table:table-cell>
          <table:table-cell table:style-name="ce30" office:value-type="string" calcext:value-type="string">
            <text:p>    <text:span text:style-name="T4">越南</text:span></text:p>
          </table:table-cell>
          <table:table-cell table:style-name="ce14" office:value-type="float" office:value="1.0676967898661" calcext:value-type="float">
            <text:p>1.07 </text:p>
          </table:table-cell>
          <table:table-cell table:style-name="ce14" office:value-type="float" office:value="0.354698874" calcext:value-type="float">
            <text:p>0.35 </text:p>
          </table:table-cell>
          <table:table-cell table:style-name="ce14" office:value-type="float" office:value="2.06996276142896" calcext:value-type="float">
            <text:p>2.07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584456553884887" calcext:value-type="float">
            <text:p>0.58 </text:p>
          </table:table-cell>
          <table:table-cell table:style-name="ce14" office:value-type="float" office:value="0.0423269129848879" calcext:value-type="float">
            <text:p>0.04 </text:p>
          </table:table-cell>
          <table:table-cell table:style-name="ce26" office:value-type="float" office:value="4.11914189216484" calcext:value-type="float">
            <text:p>4.12 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<text:s text:c="4"/>英國</text:p>
          </table:table-cell>
          <table:table-cell table:style-name="ce14" office:value-type="float" office:value="3.10553548312996" calcext:value-type="float">
            <text:p>3.11 </text:p>
          </table:table-cell>
          <table:table-cell table:style-name="ce14" office:value-type="float" office:value="2.83830104905861" calcext:value-type="float">
            <text:p>2.84 </text:p>
          </table:table-cell>
          <table:table-cell table:style-name="ce14" office:value-type="float" office:value="0.262245827701621" calcext:value-type="float">
            <text:p>0.26 </text:p>
          </table:table-cell>
          <table:table-cell table:style-name="ce14" office:value-type="float" office:value="0.500844892854643" calcext:value-type="float">
            <text:p>0.50 </text:p>
          </table:table-cell>
          <table:table-cell table:style-name="ce14" office:value-type="float" office:value="0.0531161669486325" calcext:value-type="float">
            <text:p>0.05 </text:p>
          </table:table-cell>
          <table:table-cell table:style-name="ce14" office:value-type="float" office:value="1.08011877687703" calcext:value-type="float">
            <text:p>1.08 </text:p>
          </table:table-cell>
          <table:table-cell table:style-name="ce26" office:value-type="float" office:value="7.8401621965705" calcext:value-type="float">
            <text:p>7.84 </text:p>
          </table:table-cell>
          <table:table-cell office:value-type="string" calcext:value-type="string">
            <text:p>    <text:span text:style-name="T4">其他亞太</text:span></text:p>
          </table:table-cell>
          <table:table-cell table:style-name="ce14" office:value-type="float" office:value="1.02894577365411" calcext:value-type="float">
            <text:p>1.03 </text:p>
          </table:table-cell>
          <table:table-cell table:style-name="ce14" office:value-type="float" office:value="0.36982785912439" calcext:value-type="float">
            <text:p>0.37 </text:p>
          </table:table-cell>
          <table:table-cell table:style-name="ce14" office:value-type="float" office:value="1.2466680800811" calcext:value-type="float">
            <text:p>1.25 </text:p>
          </table:table-cell>
          <table:table-cell table:style-name="ce37" office:value-type="float" office:value="0" calcext:value-type="float">
            <text:p>-</text:p>
          </table:table-cell>
          <table:table-cell table:style-name="ce14" office:value-type="float" office:value="0.563256442362109" calcext:value-type="float">
            <text:p>0.56 </text:p>
          </table:table-cell>
          <table:table-cell table:style-name="ce14" office:value-type="float" office:value="0.0126020432391135" calcext:value-type="float">
            <text:p>0.01 </text:p>
          </table:table-cell>
          <table:table-cell table:style-name="ce26" office:value-type="float" office:value="3.22130019846082" calcext:value-type="float">
            <text:p>3.22 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其他歐洲</text:p>
          </table:table-cell>
          <table:table-cell table:style-name="ce14" office:value-type="float" office:value="2.6327979924732" calcext:value-type="float">
            <text:p>2.63 </text:p>
          </table:table-cell>
          <table:table-cell table:style-name="ce14" office:value-type="float" office:value="1.08402617751071" calcext:value-type="float">
            <text:p>1.08 </text:p>
          </table:table-cell>
          <table:table-cell table:style-name="ce14" office:value-type="float" office:value="1.43314270203804" calcext:value-type="float">
            <text:p>1.43 </text:p>
          </table:table-cell>
          <table:table-cell table:style-name="ce14" office:value-type="float" office:value="0.337654257095575" calcext:value-type="float">
            <text:p>0.34 </text:p>
          </table:table-cell>
          <table:table-cell table:style-name="ce14" office:value-type="float" office:value="0.619366323602358" calcext:value-type="float">
            <text:p>0.62 </text:p>
          </table:table-cell>
          <table:table-cell table:style-name="ce14" office:value-type="float" office:value="0.564139644691525" calcext:value-type="float">
            <text:p>0.56 </text:p>
          </table:table-cell>
          <table:table-cell table:style-name="ce26" office:value-type="float" office:value="6.6711270974114" calcext:value-type="float">
            <text:p>6.67 </text:p>
          </table:table-cell>
          <table:table-cell table:style-name="ce34" office:value-type="string" calcext:value-type="string">
            <text:p><text:span text:style-name="T5">世界合計</text:span></text:p>
          </table:table-cell>
          <table:table-cell table:style-name="ce35" office:value-type="float" office:value="193.031574361257" calcext:value-type="float">
            <text:p>193.03 </text:p>
          </table:table-cell>
          <table:table-cell table:style-name="ce35" office:value-type="float" office:value="141.452770106106" calcext:value-type="float">
            <text:p>141.45 </text:p>
          </table:table-cell>
          <table:table-cell table:style-name="ce35" office:value-type="float" office:value="157.857046898051" calcext:value-type="float">
            <text:p>157.86 </text:p>
          </table:table-cell>
          <table:table-cell table:style-name="ce35" office:value-type="float" office:value="24.9242617252516" calcext:value-type="float">
            <text:p>24.92 </text:p>
          </table:table-cell>
          <table:table-cell table:style-name="ce35" office:value-type="float" office:value="37.6568610796791" calcext:value-type="float">
            <text:p>37.66 </text:p>
          </table:table-cell>
          <table:table-cell table:style-name="ce35" office:value-type="float" office:value="28.9764627340036" calcext:value-type="float">
            <text:p>28.98 </text:p>
          </table:table-cell>
          <table:table-cell table:style-name="ce39" office:value-type="float" office:value="583.898976904348" calcext:value-type="float">
            <text:p>583.90 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<text:span text:style-name="T7">獨立國家國協</text:span></text:p>
          </table:table-cell>
          <table:table-cell table:style-name="ce15" office:value-type="float" office:value="8.37236425444645" calcext:value-type="float">
            <text:p>8.37 </text:p>
          </table:table-cell>
          <table:table-cell table:style-name="ce15" office:value-type="float" office:value="20.6541477850175" calcext:value-type="float">
            <text:p>20.65 </text:p>
          </table:table-cell>
          <table:table-cell table:style-name="ce15" office:value-type="float" office:value="5.52988547216749" calcext:value-type="float">
            <text:p>5.53 </text:p>
          </table:table-cell>
          <table:table-cell table:style-name="ce15" office:value-type="float" office:value="1.88256956460467" calcext:value-type="float">
            <text:p>1.88 </text:p>
          </table:table-cell>
          <table:table-cell table:style-name="ce15" office:value-type="float" office:value="2.21397019306095" calcext:value-type="float">
            <text:p>2.21 </text:p>
          </table:table-cell>
          <table:table-cell table:style-name="ce15" office:value-type="float" office:value="0.0302975278077084" calcext:value-type="float">
            <text:p>0.03 </text:p>
          </table:table-cell>
          <table:table-cell table:style-name="ce27" office:value-type="float" office:value="38.6832347971047" calcext:value-type="float">
            <text:p>38.68 </text:p>
          </table:table-cell>
          <table:table-cell/>
          <table:table-cell table:style-name="ce36" table:number-columns-repeated="7"/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亞塞拜然</text:p>
          </table:table-cell>
          <table:table-cell table:style-name="ce14" office:value-type="float" office:value="0.214999111189012" calcext:value-type="float">
            <text:p>0.21 </text:p>
          </table:table-cell>
          <table:table-cell table:style-name="ce14" office:value-type="float" office:value="0.4244124825" calcext:value-type="float">
            <text:p>0.42 </text:p>
          </table:table-cell>
          <table:table-cell table:style-name="ce18" office:value-type="float" office:value="0.0000516" calcext:value-type="float">
            <text:p>^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139474379352724" calcext:value-type="float">
            <text:p>0.01 </text:p>
          </table:table-cell>
          <table:table-cell table:style-name="ce18" office:value-type="float" office:value="0.00231367674030189" calcext:value-type="float">
            <text:p>^</text:p>
          </table:table-cell>
          <table:table-cell table:style-name="ce26" office:value-type="float" office:value="0.655724308364586" calcext:value-type="float">
            <text:p>0.66 </text:p>
          </table:table-cell>
          <table:table-cell office:value-type="string" calcext:value-type="string">
            <text:p><text:span text:style-name="T4">資料來源：</text:span><text:span text:style-name="T8">BP Amoco, BP Statistical Review of World Energy, June 2020.</text:span></text:p>
          </table:table-cell>
          <table:table-cell table:style-name="ce36" table:number-columns-repeated="7"/>
          <table:table-cell table:number-columns-repeated="1008"/>
        </table:table-row>
        <table:table-row table:style-name="ro5">
          <table:table-cell table:style-name="ce6" office:value-type="string" calcext:value-type="string">
            <text:p><text:s text:c="4"/>白俄羅斯</text:p>
          </table:table-cell>
          <table:table-cell table:style-name="ce14" office:value-type="float" office:value="0.317922105912364" calcext:value-type="float">
            <text:p>0.32 </text:p>
          </table:table-cell>
          <table:table-cell table:style-name="ce14" office:value-type="float" office:value="0.693485407031613" calcext:value-type="float">
            <text:p>0.69 </text:p>
          </table:table-cell>
          <table:table-cell table:style-name="ce14" office:value-type="float" office:value="0.0394860122496" calcext:value-type="float">
            <text:p>0.04 </text:p>
          </table:table-cell>
          <table:table-cell table:style-name="ce18" office:value-type="float" office:value="0" calcext:value-type="float">
            <text:p>-</text:p>
          </table:table-cell>
          <table:table-cell table:style-name="ce18" office:value-type="float" office:value="0.00288825891028267" calcext:value-type="float">
            <text:p>^</text:p>
          </table:table-cell>
          <table:table-cell table:style-name="ce18" office:value-type="float" office:value="0.00382642158839928" calcext:value-type="float">
            <text:p>^</text:p>
          </table:table-cell>
          <table:table-cell table:style-name="ce26" office:value-type="float" office:value="1.05760820569226" calcext:value-type="float">
            <text:p>1.06 </text:p>
          </table:table-cell>
          <table:table-cell office:value-type="string" calcext:value-type="string">
            <text:p><text:span text:style-name="T4">註：</text:span><text:span text:style-name="T8">^ </text:span><text:span text:style-name="T9">為小於</text:span><text:span text:style-name="T8">0.005</text:span><text:span text:style-name="T9">。</text:span></text:p>
          </table:table-cell>
          <table:table-cell table:number-columns-repeated="3"/>
          <table:table-cell table:style-name="ce38"/>
          <table:table-cell table:number-columns-repeated="1011"/>
        </table:table-row>
        <table:table-row table:style-name="ro5">
          <table:table-cell table:style-name="ce6" office:value-type="string" calcext:value-type="string">
            <text:p>    <text:span text:style-name="T6">哈薩克</text:span></text:p>
          </table:table-cell>
          <table:table-cell table:style-name="ce14" office:value-type="float" office:value="0.687116703362953" calcext:value-type="float">
            <text:p>0.69 </text:p>
          </table:table-cell>
          <table:table-cell table:style-name="ce14" office:value-type="float" office:value="0.64450322219166" calcext:value-type="float">
            <text:p>0.64 </text:p>
          </table:table-cell>
          <table:table-cell table:style-name="ce14" office:value-type="float" office:value="1.67191791603175" calcext:value-type="float">
            <text:p>1.67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890257268602742" calcext:value-type="float">
            <text:p>0.09 </text:p>
          </table:table-cell>
          <table:table-cell table:style-name="ce14" office:value-type="float" office:value="0.00723743058602166" calcext:value-type="float">
            <text:p>0.01 </text:p>
          </table:table-cell>
          <table:table-cell table:style-name="ce26" office:value-type="float" office:value="3.09980099903265" calcext:value-type="float">
            <text:p>3.10 </text:p>
          </table:table-cell>
          <table:table-cell office:value-type="string" calcext:value-type="string">
            <text:p>Note<text:span text:style-name="T4">：</text:span><text:span text:style-name="T8">^ is less than 0.005.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<text:s text:c="4"/>俄羅斯</text:p>
          </table:table-cell>
          <table:table-cell table:style-name="ce14" office:value-type="float" office:value="6.56899343710179" calcext:value-type="float">
            <text:p>6.57 </text:p>
          </table:table-cell>
          <table:table-cell table:style-name="ce14" office:value-type="float" office:value="15.9952579646018" calcext:value-type="float">
            <text:p>16.00 </text:p>
          </table:table-cell>
          <table:table-cell table:style-name="ce14" office:value-type="float" office:value="3.62882417064132" calcext:value-type="float">
            <text:p>3.63 </text:p>
          </table:table-cell>
          <table:table-cell table:style-name="ce14" office:value-type="float" office:value="1.86297754166325" calcext:value-type="float">
            <text:p>1.86 </text:p>
          </table:table-cell>
          <table:table-cell table:style-name="ce14" office:value-type="float" office:value="1.73274264907825" calcext:value-type="float">
            <text:p>1.73 </text:p>
          </table:table-cell>
          <table:table-cell table:style-name="ce14" office:value-type="float" office:value="0.0162254362638263" calcext:value-type="float">
            <text:p>0.02 </text:p>
          </table:table-cell>
          <table:table-cell table:style-name="ce26" office:value-type="float" office:value="29.8050211993502" calcext:value-type="float">
            <text:p>29.81 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    <text:span text:style-name="T6">土庫曼</text:span></text:p>
          </table:table-cell>
          <table:table-cell table:style-name="ce14" office:value-type="float" office:value="0.312028241064673" calcext:value-type="float">
            <text:p>0.31 </text:p>
          </table:table-cell>
          <table:table-cell table:style-name="ce14" office:value-type="float" office:value="1.13517486464686" calcext:value-type="float">
            <text:p>1.14 </text:p>
          </table:table-cell>
          <table:table-cell table:number-columns-repeated="2" table:style-name="ce18" office:value-type="float" office:value="0" calcext:value-type="float">
            <text:p>-</text:p>
          </table:table-cell>
          <table:table-cell table:style-name="ce18" office:value-type="float" office:value="0.0000281159524784924" calcext:value-type="float">
            <text:p>^</text:p>
          </table:table-cell>
          <table:table-cell table:style-name="ce18" office:value-type="float" office:value="0.0000620440802949611" calcext:value-type="float">
            <text:p>^</text:p>
          </table:table-cell>
          <table:table-cell table:style-name="ce26" office:value-type="float" office:value="1.44729326574431" calcext:value-type="float">
            <text:p>1.45 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    <text:span text:style-name="T6">烏茲別克</text:span></text:p>
          </table:table-cell>
          <table:table-cell table:style-name="ce14" office:value-type="float" office:value="0.0901329514865855" calcext:value-type="float">
            <text:p>0.09 </text:p>
          </table:table-cell>
          <table:table-cell table:style-name="ce14" office:value-type="float" office:value="1.56288187876106" calcext:value-type="float">
            <text:p>1.56 </text:p>
          </table:table-cell>
          <table:table-cell table:style-name="ce14" office:value-type="float" office:value="0.0726960498077821" calcext:value-type="float">
            <text:p>0.07 </text:p>
          </table:table-cell>
          <table:table-cell table:style-name="ce18" office:value-type="float" office:value="0" calcext:value-type="float">
            <text:p>-</text:p>
          </table:table-cell>
          <table:table-cell table:style-name="ce14" office:value-type="float" office:value="0.0579434657927079" calcext:value-type="float">
            <text:p>0.06 </text:p>
          </table:table-cell>
          <table:table-cell table:style-name="ce18" office:value-type="float" office:value="0.000033973690199827" calcext:value-type="float">
            <text:p>^</text:p>
          </table:table-cell>
          <table:table-cell table:style-name="ce26" office:value-type="float" office:value="1.78368831953834" calcext:value-type="float">
            <text:p>1.78 </text:p>
          </table:table-cell>
          <table:table-cell table:number-columns-repeated="1016"/>
        </table:table-row>
        <table:table-row table:style-name="ro7">
          <table:table-cell table:style-name="ce10" office:value-type="string" calcext:value-type="string">
            <text:p>    <text:span text:style-name="T6">其他獨立國家國協</text:span></text:p>
          </table:table-cell>
          <table:table-cell table:style-name="ce16" office:value-type="float" office:value="0.181171704329073" calcext:value-type="float">
            <text:p>0.18 </text:p>
          </table:table-cell>
          <table:table-cell table:style-name="ce16" office:value-type="float" office:value="0.198431965284514" calcext:value-type="float">
            <text:p>0.20 </text:p>
          </table:table-cell>
          <table:table-cell table:style-name="ce16" office:value-type="float" office:value="0.116909723437041" calcext:value-type="float">
            <text:p>0.12 </text:p>
          </table:table-cell>
          <table:table-cell table:style-name="ce16" office:value-type="float" office:value="0.0195920229414175" calcext:value-type="float">
            <text:p>0.02 </text:p>
          </table:table-cell>
          <table:table-cell table:style-name="ce16" office:value-type="float" office:value="0.317394538531688" calcext:value-type="float">
            <text:p>0.32 </text:p>
          </table:table-cell>
          <table:table-cell table:style-name="ce20" office:value-type="float" office:value="0.000598544858664482" calcext:value-type="float">
            <text:p>^</text:p>
          </table:table-cell>
          <table:table-cell table:style-name="ce28" office:value-type="float" office:value="0.834098499382397" calcext:value-type="float">
            <text:p>0.83 </text:p>
          </table:table-cell>
          <table:table-cell table:number-columns-repeated="1016"/>
        </table:table-row>
        <table:table-row table:style-name="ro8" table:number-rows-repeated="104852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世界各國初級能源消費表.$A$1" table:cell-range-address="$世界各國初級能源消費表.$A$1:.$P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1" loext:min-decimal-places="1" number:min-integer-digits="1" number:grouping="true"/>
      <number:text> </number:text>
    </number:number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5P0" style:volatile="true">
      <number:number number:decimal-places="1" loext:min-decimal-places="1" number:min-integer-digits="1" number:grouping="true"/>
    </number:number-style>
    <number:number-style style:name="N145P1" style:volatile="true">
      <number:text>-</number:text>
    </number:number-style>
    <number:number-style style:name="N145">
      <number:text>^</number:text>
      <style:map style:condition="value()&gt;0.05" style:apply-style-name="N145P0"/>
      <style:map style:condition="value()=0" style:apply-style-name="N145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8"/>
    <style:style style:name="千分位_5b_0_5d__20_2" style:display-name="千分位[0] 2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1.99mm" fo:margin-left="14.01mm" fo:margin-right="14.01mm" style:print-page-order="ttb" style:first-page-number="continue" style:scale-to="7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世界各國初級能源消費表" style:display-name="PageStyle_世界各國初級能源消費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49:54</meta:print-date>
    <meta:creation-date>2021-06-21T06:07:02</meta:creation-date>
    <dc:date>2021-06-24T02:49:59</dc:date>
    <meta:generator>LibreOffice/5.4.1.2$Windows_x86 LibreOffice_project/ea7cb86e6eeb2bf3a5af73a8f7777ac570321527</meta:generator>
    <meta:document-statistic meta:table-count="1" meta:cell-count="6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